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97cm"/>
    </style:style>
    <style:style style:name="co3" style:family="table-column">
      <style:table-column-properties fo:break-before="auto" style:column-width="8.602cm"/>
    </style:style>
    <style:style style:name="co4" style:family="table-column">
      <style:table-column-properties fo:break-before="auto" style:column-width="9.149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9.1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No L1T Seed - 1.5Hz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1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5" calcext:value-type="float">
            <text:p>1.4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9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1" calcext:value-type="float">
            <text:p>1.41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26" calcext:value-type="float">
            <text:p>1.2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1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5" calcext:value-type="float">
            <text:p>1.45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7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27" calcext:value-type="float">
            <text:p>1.27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1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6" calcext:value-type="float">
            <text:p>1.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29" calcext:value-type="float">
            <text:p>1.29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35" calcext:value-type="float">
            <text:p>1.35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1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5" calcext:value-type="float">
            <text:p>1.45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10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6" calcext:value-type="float">
            <text:p>1.4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1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8" calcext:value-type="float">
            <text:p>1.48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9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8" calcext:value-type="float">
            <text:p>1.48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1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3" calcext:value-type="float">
            <text:p>1.4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38" calcext:value-type="float">
            <text:p>1.38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37" calcext:value-type="float">
            <text:p>1.37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" calcext:value-type="float">
            <text:p>1.2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8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4" calcext:value-type="float">
            <text:p>1.44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0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9" calcext:value-type="float">
            <text:p>1.49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1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9" calcext:value-type="float">
            <text:p>1.49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8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9" calcext:value-type="float">
            <text:p>1.49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10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9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5" calcext:value-type="float">
            <text:p>1.45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3" calcext:value-type="float">
            <text:p>1.3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3" calcext:value-type="float">
            <text:p>1.3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4" calcext:value-type="float">
            <text:p>1.44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3" calcext:value-type="float">
            <text:p>1.43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" calcext:value-type="float">
            <text:p>1.4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39" calcext:value-type="float">
            <text:p>1.39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1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9" calcext:value-type="float">
            <text:p>1.49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" calcext:value-type="float">
            <text:p>1.4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0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5" calcext:value-type="float">
            <text:p>1.45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9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9" calcext:value-type="float">
            <text:p>1.39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10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9" calcext:value-type="float">
            <text:p>1.39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90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1.49" calcext:value-type="float">
            <text:p>1.4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2" calcext:value-type="float">
            <text:p>1.4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39" calcext:value-type="float">
            <text:p>1.3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0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5" calcext:value-type="float">
            <text:p>1.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2" calcext:value-type="float">
            <text:p>1.42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" calcext:value-type="float">
            <text:p>1.4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7" calcext:value-type="float">
            <text:p>1.47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7" calcext:value-type="float">
            <text:p>1.47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2" calcext:value-type="float">
            <text:p>1.22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8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6" calcext:value-type="float">
            <text:p>1.4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1" calcext:value-type="float">
            <text:p>1.21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64" calcext:value-type="float">
            <text:p>0.6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0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6" calcext:value-type="float">
            <text:p>1.3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7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7" calcext:value-type="float">
            <text:p>1.47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800</text:p>
          </table:table-cell>
          <table:table-cell office:value-type="string" calcext:value-type="string">
            <text:p>pf_met</text:p>
          </table:table-cell>
          <table:table-cell office:value-type="float" office:value="165" calcext:value-type="float">
            <text:p>165</text:p>
          </table:table-cell>
          <table:table-cell office:value-type="float" office:value="1.49" calcext:value-type="float">
            <text:p>1.49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0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6" calcext:value-type="float">
            <text:p>1.3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1" calcext:value-type="float">
            <text:p>1.41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0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7" calcext:value-type="float">
            <text:p>1.47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3" calcext:value-type="float">
            <text:p>1.23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3" calcext:value-type="float">
            <text:p>1.23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800</text:p>
          </table:table-cell>
          <table:table-cell office:value-type="string" calcext:value-type="string">
            <text:p>pf_met</text:p>
          </table:table-cell>
          <table:table-cell office:value-type="float" office:value="165" calcext:value-type="float">
            <text:p>165</text:p>
          </table:table-cell>
          <table:table-cell office:value-type="float" office:value="1.49" calcext:value-type="float">
            <text:p>1.49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4" calcext:value-type="float">
            <text:p>1.44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50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4" calcext:value-type="float">
            <text:p>1.44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9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3" calcext:value-type="float">
            <text:p>1.43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3" calcext:value-type="float">
            <text:p>1.43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3" calcext:value-type="float">
            <text:p>1.43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0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9" calcext:value-type="float">
            <text:p>1.49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1" calcext:value-type="float">
            <text:p>1.41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8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7" calcext:value-type="float">
            <text:p>1.47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8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8" calcext:value-type="float">
            <text:p>1.48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10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6" calcext:value-type="float">
            <text:p>1.46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7" calcext:value-type="float">
            <text:p>1.47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50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7" calcext:value-type="float">
            <text:p>1.47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3" calcext:value-type="float">
            <text:p>1.23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3" calcext:value-type="float">
            <text:p>1.43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10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4" calcext:value-type="float">
            <text:p>1.44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1" calcext:value-type="float">
            <text:p>1.41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5" calcext:value-type="float">
            <text:p>1.25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5" calcext:value-type="float">
            <text:p>1.45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1" calcext:value-type="float">
            <text:p>1.41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69" calcext:value-type="float">
            <text:p>0.69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69" calcext:value-type="float">
            <text:p>0.69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7" calcext:value-type="float">
            <text:p>1.2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10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6" calcext:value-type="float">
            <text:p>1.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4" calcext:value-type="float">
            <text:p>1.3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0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1.45" calcext:value-type="float">
            <text:p>1.4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0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4" calcext:value-type="float">
            <text:p>1.4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36" calcext:value-type="float">
            <text:p>1.3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10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2" calcext:value-type="float">
            <text:p>1.42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10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8" calcext:value-type="float">
            <text:p>1.48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600</text:p>
          </table:table-cell>
          <table:table-cell office:value-type="string" calcext:value-type="string">
            <text:p>pf_met</text:p>
          </table:table-cell>
          <table:table-cell office:value-type="float" office:value="168" calcext:value-type="float">
            <text:p>168</text:p>
          </table:table-cell>
          <table:table-cell office:value-type="float" office:value="1.49" calcext:value-type="float">
            <text:p>1.49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6" calcext:value-type="float">
            <text:p>1.3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6" calcext:value-type="float">
            <text:p>1.36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3" calcext:value-type="float">
            <text:p>1.43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3" calcext:value-type="float">
            <text:p>1.43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0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7" calcext:value-type="float">
            <text:p>1.4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8" calcext:value-type="float">
            <text:p>1.48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" calcext:value-type="float">
            <text:p>0.8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8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" calcext:value-type="float">
            <text:p>1.4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8" calcext:value-type="float">
            <text:p>1.48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4" calcext:value-type="float">
            <text:p>1.44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1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11" calcext:value-type="float">
            <text:p>1.11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6" calcext:value-type="float">
            <text:p>1.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9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8" calcext:value-type="float">
            <text:p>1.48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7" calcext:value-type="float">
            <text:p>1.4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8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9" calcext:value-type="float">
            <text:p>1.4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9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6" calcext:value-type="float">
            <text:p>1.4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36" calcext:value-type="float">
            <text:p>1.36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1" calcext:value-type="float">
            <text:p>1.41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1" calcext:value-type="float">
            <text:p>1.41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8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9" calcext:value-type="float">
            <text:p>1.49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38" calcext:value-type="float">
            <text:p>1.3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5" calcext:value-type="float">
            <text:p>1.45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800</text:p>
          </table:table-cell>
          <table:table-cell office:value-type="string" calcext:value-type="string">
            <text:p>pf_met</text:p>
          </table:table-cell>
          <table:table-cell office:value-type="float" office:value="165" calcext:value-type="float">
            <text:p>165</text:p>
          </table:table-cell>
          <table:table-cell office:value-type="float" office:value="1.5" calcext:value-type="float">
            <text:p>1.5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7" calcext:value-type="float">
            <text:p>1.47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38" calcext:value-type="float">
            <text:p>1.38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5" calcext:value-type="float">
            <text:p>1.45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2" calcext:value-type="float">
            <text:p>1.42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3" calcext:value-type="float">
            <text:p>0.83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3" calcext:value-type="float">
            <text:p>1.33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90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1.49" calcext:value-type="float">
            <text:p>1.49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9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34" calcext:value-type="float">
            <text:p>1.34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5" calcext:value-type="float">
            <text:p>1.2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5" calcext:value-type="float">
            <text:p>0.8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5" calcext:value-type="float">
            <text:p>0.8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7" calcext:value-type="float">
            <text:p>0.7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1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12" calcext:value-type="float">
            <text:p>1.12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8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5" calcext:value-type="float">
            <text:p>1.45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9" calcext:value-type="float">
            <text:p>1.49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5" calcext:value-type="float">
            <text:p>1.45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90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1.49" calcext:value-type="float">
            <text:p>1.49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8" calcext:value-type="float">
            <text:p>1.4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8" calcext:value-type="float">
            <text:p>1.4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8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2" calcext:value-type="float">
            <text:p>1.4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9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5" calcext:value-type="float">
            <text:p>1.4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6" calcext:value-type="float">
            <text:p>1.46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7" calcext:value-type="float">
            <text:p>1.47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36" calcext:value-type="float">
            <text:p>1.36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8" calcext:value-type="float">
            <text:p>1.48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4" calcext:value-type="float">
            <text:p>1.34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7" calcext:value-type="float">
            <text:p>1.27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1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13" calcext:value-type="float">
            <text:p>1.13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9" calcext:value-type="float">
            <text:p>1.49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60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1.49" calcext:value-type="float">
            <text:p>1.49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9" calcext:value-type="float">
            <text:p>1.49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60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5" calcext:value-type="float">
            <text:p>1.45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9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3" calcext:value-type="float">
            <text:p>1.33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9" calcext:value-type="float">
            <text:p>1.49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7" calcext:value-type="float">
            <text:p>1.4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5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7" calcext:value-type="float">
            <text:p>1.4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60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7" calcext:value-type="float">
            <text:p>1.47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9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5" calcext:value-type="float">
            <text:p>1.35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9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8" calcext:value-type="float">
            <text:p>1.48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9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1.42" calcext:value-type="float">
            <text:p>1.42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9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5" calcext:value-type="float">
            <text:p>1.35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8" calcext:value-type="float">
            <text:p>1.28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38" calcext:value-type="float">
            <text:p>1.38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9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5" calcext:value-type="float">
            <text:p>1.45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8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37" calcext:value-type="float">
            <text:p>1.37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9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39" calcext:value-type="float">
            <text:p>1.39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5" calcext:value-type="float">
            <text:p>1.5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5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5" calcext:value-type="float">
            <text:p>1.5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9" calcext:value-type="float">
            <text:p>1.29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1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13" calcext:value-type="float">
            <text:p>1.13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74" calcext:value-type="float">
            <text:p>0.74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" calcext:value-type="float">
            <text:p>1.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" calcext:value-type="float">
            <text:p>1.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1" calcext:value-type="float">
            <text:p>1.31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2" calcext:value-type="float">
            <text:p>1.42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900</text:p>
          </table:table-cell>
          <table:table-cell office:value-type="string" calcext:value-type="string">
            <text:p>pf_met</text:p>
          </table:table-cell>
          <table:table-cell office:value-type="float" office:value="165" calcext:value-type="float">
            <text:p>165</text:p>
          </table:table-cell>
          <table:table-cell office:value-type="float" office:value="1.47" calcext:value-type="float">
            <text:p>1.47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9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7" calcext:value-type="float">
            <text:p>1.47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9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38" calcext:value-type="float">
            <text:p>1.38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1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14" calcext:value-type="float">
            <text:p>1.14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2" calcext:value-type="float">
            <text:p>1.42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900</text:p>
          </table:table-cell>
          <table:table-cell office:value-type="string" calcext:value-type="string">
            <text:p>pf_met</text:p>
          </table:table-cell>
          <table:table-cell office:value-type="float" office:value="165" calcext:value-type="float">
            <text:p>165</text:p>
          </table:table-cell>
          <table:table-cell office:value-type="float" office:value="1.47" calcext:value-type="float">
            <text:p>1.47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2" calcext:value-type="float">
            <text:p>1.32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2" calcext:value-type="float">
            <text:p>1.32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6" calcext:value-type="float">
            <text:p>0.86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1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15" calcext:value-type="float">
            <text:p>1.15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8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9" calcext:value-type="float">
            <text:p>1.49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9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1.46" calcext:value-type="float">
            <text:p>1.46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9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2" calcext:value-type="float">
            <text:p>1.4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9" calcext:value-type="float">
            <text:p>1.4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9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9" calcext:value-type="float">
            <text:p>1.4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76" calcext:value-type="float">
            <text:p>0.76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76" calcext:value-type="float">
            <text:p>0.76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9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4" calcext:value-type="float">
            <text:p>1.44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1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2" calcext:value-type="float">
            <text:p>1.2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1" calcext:value-type="float">
            <text:p>1.41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2" calcext:value-type="float">
            <text:p>1.42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75" calcext:value-type="float">
            <text:p>0.75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29" calcext:value-type="float">
            <text:p>1.29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5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29" calcext:value-type="float">
            <text:p>1.29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1" calcext:value-type="float">
            <text:p>1.31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600</text:p>
          </table:table-cell>
          <table:table-cell office:value-type="string" calcext:value-type="string">
            <text:p>pf_met</text:p>
          </table:table-cell>
          <table:table-cell office:value-type="float" office:value="200" calcext:value-type="float">
            <text:p>200</text:p>
          </table:table-cell>
          <table:table-cell office:value-type="float" office:value="1.31" calcext:value-type="float">
            <text:p>1.3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7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3" calcext:value-type="float">
            <text:p>1.4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4" calcext:value-type="float">
            <text:p>1.44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800</text:p>
          </table:table-cell>
          <table:table-cell office:value-type="string" calcext:value-type="string">
            <text:p>pf_met</text:p>
          </table:table-cell>
          <table:table-cell office:value-type="float" office:value="191" calcext:value-type="float">
            <text:p>191</text:p>
          </table:table-cell>
          <table:table-cell office:value-type="float" office:value="1.48" calcext:value-type="float">
            <text:p>1.48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5" calcext:value-type="float">
            <text:p>1.4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5" calcext:value-type="float">
            <text:p>1.45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" calcext:value-type="float">
            <text:p>1.3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5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7" calcext:value-type="float">
            <text:p>1.47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5" calcext:value-type="float">
            <text:p>1.45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7" calcext:value-type="float">
            <text:p>1.47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7" calcext:value-type="float">
            <text:p>1.37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7" calcext:value-type="float">
            <text:p>1.47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7" calcext:value-type="float">
            <text:p>1.47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5" calcext:value-type="float">
            <text:p>1.4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9" calcext:value-type="float">
            <text:p>0.9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8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8" calcext:value-type="float">
            <text:p>1.48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9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6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6" calcext:value-type="float">
            <text:p>1.46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8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1.49" calcext:value-type="float">
            <text:p>1.49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2" calcext:value-type="float">
            <text:p>1.32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500</text:p>
          </table:table-cell>
          <table:table-cell office:value-type="string" calcext:value-type="string">
            <text:p>pf_met</text:p>
          </table:table-cell>
          <table:table-cell office:value-type="float" office:value="201" calcext:value-type="float">
            <text:p>201</text:p>
          </table:table-cell>
          <table:table-cell office:value-type="float" office:value="1.44" calcext:value-type="float">
            <text:p>1.4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800</text:p>
          </table:table-cell>
          <table:table-cell office:value-type="string" calcext:value-type="string">
            <text:p>pf_met</text:p>
          </table:table-cell>
          <table:table-cell office:value-type="float" office:value="192" calcext:value-type="float">
            <text:p>192</text:p>
          </table:table-cell>
          <table:table-cell office:value-type="float" office:value="1.46" calcext:value-type="float">
            <text:p>1.4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0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35" calcext:value-type="float">
            <text:p>1.3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6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8" calcext:value-type="float">
            <text:p>1.4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0</text:p>
          </table:table-cell>
          <table:table-cell office:value-type="string" calcext:value-type="string">
            <text:p>pf_met</text:p>
          </table:table-cell>
          <table:table-cell office:value-type="float" office:value="201" calcext:value-type="float">
            <text:p>201</text:p>
          </table:table-cell>
          <table:table-cell office:value-type="float" office:value="1.45" calcext:value-type="float">
            <text:p>1.45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47" calcext:value-type="float">
            <text:p>1.47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8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7" calcext:value-type="float">
            <text:p>1.37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7" calcext:value-type="float">
            <text:p>1.47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8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7" calcext:value-type="float">
            <text:p>1.37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5" calcext:value-type="float">
            <text:p>1.5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" calcext:value-type="float">
            <text:p>1.4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3" calcext:value-type="float">
            <text:p>1.33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800</text:p>
          </table:table-cell>
          <table:table-cell office:value-type="string" calcext:value-type="string">
            <text:p>pf_met</text:p>
          </table:table-cell>
          <table:table-cell office:value-type="float" office:value="168" calcext:value-type="float">
            <text:p>168</text:p>
          </table:table-cell>
          <table:table-cell office:value-type="float" office:value="1.47" calcext:value-type="float">
            <text:p>1.47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91" calcext:value-type="float">
            <text:p>0.91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" calcext:value-type="float">
            <text:p>1.4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03" calcext:value-type="float">
            <text:p>1.03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03" calcext:value-type="float">
            <text:p>1.03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" calcext:value-type="float">
            <text:p>0.8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8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49" calcext:value-type="float">
            <text:p>1.49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7" calcext:value-type="float">
            <text:p>1.47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5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6" calcext:value-type="float">
            <text:p>1.46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3" calcext:value-type="float">
            <text:p>1.43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2" calcext:value-type="float">
            <text:p>1.42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5" calcext:value-type="float">
            <text:p>1.35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6" calcext:value-type="float">
            <text:p>1.36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700</text:p>
          </table:table-cell>
          <table:table-cell office:value-type="string" calcext:value-type="string">
            <text:p>pf_met</text:p>
          </table:table-cell>
          <table:table-cell office:value-type="float" office:value="165" calcext:value-type="float">
            <text:p>165</text:p>
          </table:table-cell>
          <table:table-cell office:value-type="float" office:value="1.48" calcext:value-type="float">
            <text:p>1.48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8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7" calcext:value-type="float">
            <text:p>1.47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800</text:p>
          </table:table-cell>
          <table:table-cell office:value-type="string" calcext:value-type="string">
            <text:p>pf_met</text:p>
          </table:table-cell>
          <table:table-cell office:value-type="float" office:value="168" calcext:value-type="float">
            <text:p>168</text:p>
          </table:table-cell>
          <table:table-cell office:value-type="float" office:value="1.49" calcext:value-type="float">
            <text:p>1.49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600</text:p>
          </table:table-cell>
          <table:table-cell office:value-type="string" calcext:value-type="string">
            <text:p>pf_met</text:p>
          </table:table-cell>
          <table:table-cell office:value-type="float" office:value="200" calcext:value-type="float">
            <text:p>200</text:p>
          </table:table-cell>
          <table:table-cell office:value-type="float" office:value="1.33" calcext:value-type="float">
            <text:p>1.33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8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7" calcext:value-type="float">
            <text:p>1.47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6" calcext:value-type="float">
            <text:p>0.86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7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" calcext:value-type="float">
            <text:p>1.4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800</text:p>
          </table:table-cell>
          <table:table-cell office:value-type="string" calcext:value-type="string">
            <text:p>pf_met</text:p>
          </table:table-cell>
          <table:table-cell office:value-type="float" office:value="168" calcext:value-type="float">
            <text:p>168</text:p>
          </table:table-cell>
          <table:table-cell office:value-type="float" office:value="1.49" calcext:value-type="float">
            <text:p>1.49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8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8" calcext:value-type="float">
            <text:p>1.48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8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7" calcext:value-type="float">
            <text:p>1.47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0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36" calcext:value-type="float">
            <text:p>1.3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500</text:p>
          </table:table-cell>
          <table:table-cell office:value-type="string" calcext:value-type="string">
            <text:p>pf_met</text:p>
          </table:table-cell>
          <table:table-cell office:value-type="float" office:value="176" calcext:value-type="float">
            <text:p>176</text:p>
          </table:table-cell>
          <table:table-cell office:value-type="float" office:value="1.46" calcext:value-type="float">
            <text:p>1.4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6" calcext:value-type="float">
            <text:p>1.3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9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02" calcext:value-type="float">
            <text:p>1.02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0</text:p>
          </table:table-cell>
          <table:table-cell office:value-type="string" calcext:value-type="string">
            <text:p>pf_met</text:p>
          </table:table-cell>
          <table:table-cell office:value-type="float" office:value="176" calcext:value-type="float">
            <text:p>176</text:p>
          </table:table-cell>
          <table:table-cell office:value-type="float" office:value="1.46" calcext:value-type="float">
            <text:p>1.46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39" calcext:value-type="float">
            <text:p>1.39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800</text:p>
          </table:table-cell>
          <table:table-cell office:value-type="string" calcext:value-type="string">
            <text:p>pf_met</text:p>
          </table:table-cell>
          <table:table-cell office:value-type="float" office:value="192" calcext:value-type="float">
            <text:p>192</text:p>
          </table:table-cell>
          <table:table-cell office:value-type="float" office:value="1.48" calcext:value-type="float">
            <text:p>1.48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0</text:p>
          </table:table-cell>
          <table:table-cell office:value-type="string" calcext:value-type="string">
            <text:p>pf_met</text:p>
          </table:table-cell>
          <table:table-cell office:value-type="float" office:value="168" calcext:value-type="float">
            <text:p>168</text:p>
          </table:table-cell>
          <table:table-cell office:value-type="float" office:value="1.48" calcext:value-type="float">
            <text:p>1.48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500</text:p>
          </table:table-cell>
          <table:table-cell office:value-type="string" calcext:value-type="string">
            <text:p>pf_met</text:p>
          </table:table-cell>
          <table:table-cell office:value-type="float" office:value="168" calcext:value-type="float">
            <text:p>168</text:p>
          </table:table-cell>
          <table:table-cell office:value-type="float" office:value="1.48" calcext:value-type="float">
            <text:p>1.48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6" calcext:value-type="float">
            <text:p>1.36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50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38" calcext:value-type="float">
            <text:p>1.38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8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8" calcext:value-type="float">
            <text:p>1.48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0</text:p>
          </table:table-cell>
          <table:table-cell office:value-type="string" calcext:value-type="string">
            <text:p>pf_met</text:p>
          </table:table-cell>
          <table:table-cell office:value-type="float" office:value="166" calcext:value-type="float">
            <text:p>166</text:p>
          </table:table-cell>
          <table:table-cell office:value-type="float" office:value="1.38" calcext:value-type="float">
            <text:p>1.38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8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1.47" calcext:value-type="float">
            <text:p>1.47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9" calcext:value-type="float">
            <text:p>0.89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89" calcext:value-type="float">
            <text:p>0.89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8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9" calcext:value-type="float">
            <text:p>1.49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96" calcext:value-type="float">
            <text:p>0.96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0</text:p>
          </table:table-cell>
          <table:table-cell office:value-type="string" calcext:value-type="string">
            <text:p>pf_met</text:p>
          </table:table-cell>
          <table:table-cell office:value-type="float" office:value="201" calcext:value-type="float">
            <text:p>201</text:p>
          </table:table-cell>
          <table:table-cell office:value-type="float" office:value="1.47" calcext:value-type="float">
            <text:p>1.47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500</text:p>
          </table:table-cell>
          <table:table-cell office:value-type="string" calcext:value-type="string">
            <text:p>pf_met</text:p>
          </table:table-cell>
          <table:table-cell office:value-type="float" office:value="201" calcext:value-type="float">
            <text:p>201</text:p>
          </table:table-cell>
          <table:table-cell office:value-type="float" office:value="1.46" calcext:value-type="float">
            <text:p>1.46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0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37" calcext:value-type="float">
            <text:p>1.37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" calcext:value-type="float">
            <text:p>1.3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8" calcext:value-type="float">
            <text:p>1.48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8" calcext:value-type="float">
            <text:p>1.38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8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9" calcext:value-type="float">
            <text:p>1.49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800</text:p>
          </table:table-cell>
          <table:table-cell office:value-type="string" calcext:value-type="string">
            <text:p>pf_met</text:p>
          </table:table-cell>
          <table:table-cell office:value-type="float" office:value="192" calcext:value-type="float">
            <text:p>192</text:p>
          </table:table-cell>
          <table:table-cell office:value-type="float" office:value="1.49" calcext:value-type="float">
            <text:p>1.4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2" calcext:value-type="float">
            <text:p>1.3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600</text:p>
          </table:table-cell>
          <table:table-cell office:value-type="string" calcext:value-type="string">
            <text:p>pf_met</text:p>
          </table:table-cell>
          <table:table-cell office:value-type="float" office:value="200" calcext:value-type="float">
            <text:p>200</text:p>
          </table:table-cell>
          <table:table-cell office:value-type="float" office:value="1.35" calcext:value-type="float">
            <text:p>1.35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8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39" calcext:value-type="float">
            <text:p>1.39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9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03" calcext:value-type="float">
            <text:p>1.03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4" calcext:value-type="float">
            <text:p>1.44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8" calcext:value-type="float">
            <text:p>1.38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0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39" calcext:value-type="float">
            <text:p>1.39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7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3" calcext:value-type="float">
            <text:p>1.43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2" calcext:value-type="float">
            <text:p>1.42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" calcext:value-type="float">
            <text:p>1.4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03" calcext:value-type="float">
            <text:p>1.03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8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" calcext:value-type="float">
            <text:p>1.4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02" calcext:value-type="float">
            <text:p>1.02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9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04" calcext:value-type="float">
            <text:p>1.04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0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" calcext:value-type="float">
            <text:p>1.4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1" calcext:value-type="float">
            <text:p>1.31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1" calcext:value-type="float">
            <text:p>1.41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5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1" calcext:value-type="float">
            <text:p>1.41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5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1.45" calcext:value-type="float">
            <text:p>1.4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1" calcext:value-type="float">
            <text:p>1.31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0.95" calcext:value-type="float">
            <text:p>0.9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1" calcext:value-type="float">
            <text:p>1.4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1.45" calcext:value-type="float">
            <text:p>1.4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0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1" calcext:value-type="float">
            <text:p>1.41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8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3" calcext:value-type="float">
            <text:p>1.43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0</text:p>
          </table:table-cell>
          <table:table-cell office:value-type="string" calcext:value-type="string">
            <text:p>pf_met</text:p>
          </table:table-cell>
          <table:table-cell office:value-type="float" office:value="201" calcext:value-type="float">
            <text:p>201</text:p>
          </table:table-cell>
          <table:table-cell office:value-type="float" office:value="1.49" calcext:value-type="float">
            <text:p>1.49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500</text:p>
          </table:table-cell>
          <table:table-cell office:value-type="string" calcext:value-type="string">
            <text:p>pf_met</text:p>
          </table:table-cell>
          <table:table-cell office:value-type="float" office:value="201" calcext:value-type="float">
            <text:p>201</text:p>
          </table:table-cell>
          <table:table-cell office:value-type="float" office:value="1.48" calcext:value-type="float">
            <text:p>1.48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600</text:p>
          </table:table-cell>
          <table:table-cell office:value-type="string" calcext:value-type="string">
            <text:p>pf_met</text:p>
          </table:table-cell>
          <table:table-cell office:value-type="float" office:value="200" calcext:value-type="float">
            <text:p>200</text:p>
          </table:table-cell>
          <table:table-cell office:value-type="float" office:value="1.37" calcext:value-type="float">
            <text:p>1.37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9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06" calcext:value-type="float">
            <text:p>1.06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38" calcext:value-type="float">
            <text:p>1.38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8" calcext:value-type="float">
            <text:p>1.48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8" calcext:value-type="float">
            <text:p>1.48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6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50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7" calcext:value-type="float">
            <text:p>1.47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2" calcext:value-type="float">
            <text:p>1.42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7" calcext:value-type="float">
            <text:p>1.47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0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6" calcext:value-type="float">
            <text:p>1.46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7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5" calcext:value-type="float">
            <text:p>1.45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70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8" calcext:value-type="float">
            <text:p>1.48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6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1.46" calcext:value-type="float">
            <text:p>1.46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17" calcext:value-type="float">
            <text:p>1.17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17" calcext:value-type="float">
            <text:p>1.17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9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07" calcext:value-type="float">
            <text:p>1.07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3" calcext:value-type="float">
            <text:p>1.43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8" calcext:value-type="float">
            <text:p>1.48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0</text:p>
          </table:table-cell>
          <table:table-cell office:value-type="string" calcext:value-type="string">
            <text:p>pf_met</text:p>
          </table:table-cell>
          <table:table-cell office:value-type="float" office:value="202" calcext:value-type="float">
            <text:p>202</text:p>
          </table:table-cell>
          <table:table-cell office:value-type="float" office:value="1.49" calcext:value-type="float">
            <text:p>1.49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500</text:p>
          </table:table-cell>
          <table:table-cell office:value-type="string" calcext:value-type="string">
            <text:p>pf_met</text:p>
          </table:table-cell>
          <table:table-cell office:value-type="float" office:value="202" calcext:value-type="float">
            <text:p>202</text:p>
          </table:table-cell>
          <table:table-cell office:value-type="float" office:value="1.49" calcext:value-type="float">
            <text:p>1.49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7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5" calcext:value-type="float">
            <text:p>1.45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7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5" calcext:value-type="float">
            <text:p>1.45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7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7" calcext:value-type="float">
            <text:p>1.47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5" calcext:value-type="float">
            <text:p>1.45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7" calcext:value-type="float">
            <text:p>1.37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7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8" calcext:value-type="float">
            <text:p>1.4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6" calcext:value-type="float">
            <text:p>1.4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0</text:p>
          </table:table-cell>
          <table:table-cell office:value-type="string" calcext:value-type="string">
            <text:p>pf_met</text:p>
          </table:table-cell>
          <table:table-cell office:value-type="float" office:value="203" calcext:value-type="float">
            <text:p>203</text:p>
          </table:table-cell>
          <table:table-cell office:value-type="float" office:value="1.5" calcext:value-type="float">
            <text:p>1.5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500</text:p>
          </table:table-cell>
          <table:table-cell office:value-type="string" calcext:value-type="string">
            <text:p>pf_met</text:p>
          </table:table-cell>
          <table:table-cell office:value-type="float" office:value="203" calcext:value-type="float">
            <text:p>203</text:p>
          </table:table-cell>
          <table:table-cell office:value-type="float" office:value="1.49" calcext:value-type="float">
            <text:p>1.49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9" calcext:value-type="float">
            <text:p>1.39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7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18" calcext:value-type="float">
            <text:p>1.18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600</text:p>
          </table:table-cell>
          <table:table-cell office:value-type="string" calcext:value-type="string">
            <text:p>pf_met</text:p>
          </table:table-cell>
          <table:table-cell office:value-type="float" office:value="200" calcext:value-type="float">
            <text:p>200</text:p>
          </table:table-cell>
          <table:table-cell office:value-type="float" office:value="1.38" calcext:value-type="float">
            <text:p>1.38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9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11" calcext:value-type="float">
            <text:p>1.11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6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7" calcext:value-type="float">
            <text:p>1.47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0</text:p>
          </table:table-cell>
          <table:table-cell office:value-type="string" calcext:value-type="string">
            <text:p>pf_met</text:p>
          </table:table-cell>
          <table:table-cell office:value-type="float" office:value="204" calcext:value-type="float">
            <text:p>204</text:p>
          </table:table-cell>
          <table:table-cell office:value-type="float" office:value="1.48" calcext:value-type="float">
            <text:p>1.48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500</text:p>
          </table:table-cell>
          <table:table-cell office:value-type="string" calcext:value-type="string">
            <text:p>pf_met</text:p>
          </table:table-cell>
          <table:table-cell office:value-type="float" office:value="204" calcext:value-type="float">
            <text:p>204</text:p>
          </table:table-cell>
          <table:table-cell office:value-type="float" office:value="1.48" calcext:value-type="float">
            <text:p>1.48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02" calcext:value-type="float">
            <text:p>1.02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02" calcext:value-type="float">
            <text:p>1.02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5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38" calcext:value-type="float">
            <text:p>1.38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11" calcext:value-type="float">
            <text:p>1.1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38" calcext:value-type="float">
            <text:p>1.38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5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" calcext:value-type="float">
            <text:p>1.4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" calcext:value-type="float">
            <text:p>1.3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6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6" calcext:value-type="float">
            <text:p>1.46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600</text:p>
          </table:table-cell>
          <table:table-cell office:value-type="string" calcext:value-type="string">
            <text:p>pf_met</text:p>
          </table:table-cell>
          <table:table-cell office:value-type="float" office:value="200" calcext:value-type="float">
            <text:p>200</text:p>
          </table:table-cell>
          <table:table-cell office:value-type="float" office:value="1.39" calcext:value-type="float">
            <text:p>1.39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" calcext:value-type="float">
            <text:p>1.4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" calcext:value-type="float">
            <text:p>1.3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7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7" calcext:value-type="float">
            <text:p>1.4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0</text:p>
          </table:table-cell>
          <table:table-cell office:value-type="string" calcext:value-type="string">
            <text:p>pf_met</text:p>
          </table:table-cell>
          <table:table-cell office:value-type="float" office:value="205" calcext:value-type="float">
            <text:p>205</text:p>
          </table:table-cell>
          <table:table-cell office:value-type="float" office:value="0.62" calcext:value-type="float">
            <text:p>0.62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500</text:p>
          </table:table-cell>
          <table:table-cell office:value-type="string" calcext:value-type="string">
            <text:p>pf_met</text:p>
          </table:table-cell>
          <table:table-cell office:value-type="float" office:value="205" calcext:value-type="float">
            <text:p>205</text:p>
          </table:table-cell>
          <table:table-cell office:value-type="float" office:value="0.62" calcext:value-type="float">
            <text:p>0.62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600</text:p>
          </table:table-cell>
          <table:table-cell office:value-type="string" calcext:value-type="string">
            <text:p>pf_met</text:p>
          </table:table-cell>
          <table:table-cell office:value-type="float" office:value="176" calcext:value-type="float">
            <text:p>176</text:p>
          </table:table-cell>
          <table:table-cell office:value-type="float" office:value="1.46" calcext:value-type="float">
            <text:p>1.46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6" calcext:value-type="float">
            <text:p>1.46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5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1" calcext:value-type="float">
            <text:p>1.41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5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8" calcext:value-type="float">
            <text:p>1.48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2" calcext:value-type="float">
            <text:p>1.42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7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8" calcext:value-type="float">
            <text:p>1.48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600</text:p>
          </table:table-cell>
          <table:table-cell office:value-type="string" calcext:value-type="string">
            <text:p>pf_met</text:p>
          </table:table-cell>
          <table:table-cell office:value-type="float" office:value="200" calcext:value-type="float">
            <text:p>200</text:p>
          </table:table-cell>
          <table:table-cell office:value-type="float" office:value="1.43" calcext:value-type="float">
            <text:p>1.43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500</text:p>
          </table:table-cell>
          <table:table-cell office:value-type="string" calcext:value-type="string">
            <text:p>pf_met</text:p>
          </table:table-cell>
          <table:table-cell office:value-type="float" office:value="180" calcext:value-type="float">
            <text:p>180</text:p>
          </table:table-cell>
          <table:table-cell office:value-type="float" office:value="1.42" calcext:value-type="float">
            <text:p>1.42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6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1" calcext:value-type="float">
            <text:p>1.41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700</text:p>
          </table:table-cell>
          <table:table-cell office:value-type="string" calcext:value-type="string">
            <text:p>pf_met</text:p>
          </table:table-cell>
          <table:table-cell office:value-type="float" office:value="193" calcext:value-type="float">
            <text:p>193</text:p>
          </table:table-cell>
          <table:table-cell office:value-type="float" office:value="1.49" calcext:value-type="float">
            <text:p>1.49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0</text:p>
          </table:table-cell>
          <table:table-cell office:value-type="string" calcext:value-type="string">
            <text:p>pf_met</text:p>
          </table:table-cell>
          <table:table-cell office:value-type="float" office:value="180" calcext:value-type="float">
            <text:p>180</text:p>
          </table:table-cell>
          <table:table-cell office:value-type="float" office:value="1.43" calcext:value-type="float">
            <text:p>1.43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6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2" calcext:value-type="float">
            <text:p>1.42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9" calcext:value-type="float">
            <text:p>1.29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9" calcext:value-type="float">
            <text:p>1.29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35" calcext:value-type="float">
            <text:p>1.35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700</text:p>
          </table:table-cell>
          <table:table-cell office:value-type="string" calcext:value-type="string">
            <text:p>pf_met</text:p>
          </table:table-cell>
          <table:table-cell office:value-type="float" office:value="194" calcext:value-type="float">
            <text:p>194</text:p>
          </table:table-cell>
          <table:table-cell office:value-type="float" office:value="1.48" calcext:value-type="float">
            <text:p>1.48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25" calcext:value-type="float">
            <text:p>1.25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6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6" calcext:value-type="float">
            <text:p>1.46</text:p>
          </table:table-cell>
          <table:table-cell office:value-type="float" office:value="0.0442" calcext:value-type="float">
            <text:p>0.0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5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1" calcext:value-type="float">
            <text:p>1.4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5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3" calcext:value-type="float">
            <text:p>1.43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4" calcext:value-type="float">
            <text:p>1.44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1.46" calcext:value-type="float">
            <text:p>1.46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6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" calcext:value-type="float">
            <text:p>1.4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0</text:p>
          </table:table-cell>
          <table:table-cell office:value-type="string" calcext:value-type="string">
            <text:p>pf_met</text:p>
          </table:table-cell>
          <table:table-cell office:value-type="float" office:value="176" calcext:value-type="float">
            <text:p>176</text:p>
          </table:table-cell>
          <table:table-cell office:value-type="float" office:value="1.44" calcext:value-type="float">
            <text:p>1.44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5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39" calcext:value-type="float">
            <text:p>1.39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3" calcext:value-type="float">
            <text:p>1.43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5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5" calcext:value-type="float">
            <text:p>1.5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50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4" calcext:value-type="float">
            <text:p>1.44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5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" calcext:value-type="float">
            <text:p>1.4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0</text:p>
          </table:table-cell>
          <table:table-cell office:value-type="string" calcext:value-type="string">
            <text:p>pf_met</text:p>
          </table:table-cell>
          <table:table-cell office:value-type="float" office:value="170" calcext:value-type="float">
            <text:p>170</text:p>
          </table:table-cell>
          <table:table-cell office:value-type="float" office:value="1.48" calcext:value-type="float">
            <text:p>1.48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1.45" calcext:value-type="float">
            <text:p>1.45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Base</text:p>
          </table:table-cell>
          <table:table-cell table:number-columns-repeated="4"/>
        </table:table-row>
      </table:table>
      <table:table table:name="No L1T Seed - 5.0Hz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11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7" calcext:value-type="float">
            <text:p>4.87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1" calcext:value-type="float">
            <text:p>4.91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11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89" calcext:value-type="float">
            <text:p>4.89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11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2" calcext:value-type="float">
            <text:p>4.72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11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1" calcext:value-type="float">
            <text:p>4.81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11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1" calcext:value-type="float">
            <text:p>4.91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11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9" calcext:value-type="float">
            <text:p>4.99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11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8" calcext:value-type="float">
            <text:p>4.68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10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6" calcext:value-type="float">
            <text:p>4.96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1" calcext:value-type="float">
            <text:p>4.91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11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4" calcext:value-type="float">
            <text:p>4.84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11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6" calcext:value-type="float">
            <text:p>4.96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11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" calcext:value-type="float">
            <text:p>4.9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11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7" calcext:value-type="float">
            <text:p>4.87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1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6" calcext:value-type="float">
            <text:p>4.96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11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1" calcext:value-type="float">
            <text:p>4.81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11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" calcext:value-type="float">
            <text:p>4.9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11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8" calcext:value-type="float">
            <text:p>4.98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10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1" calcext:value-type="float">
            <text:p>4.91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1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69" calcext:value-type="float">
            <text:p>4.69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1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4" calcext:value-type="float">
            <text:p>4.94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11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9" calcext:value-type="float">
            <text:p>4.79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10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4" calcext:value-type="float">
            <text:p>4.84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9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5" calcext:value-type="float">
            <text:p>4.85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5" calcext:value-type="float">
            <text:p>4.75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9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4" calcext:value-type="float">
            <text:p>4.94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11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9" calcext:value-type="float">
            <text:p>4.99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11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2" calcext:value-type="float">
            <text:p>4.92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10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1" calcext:value-type="float">
            <text:p>4.9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9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79" calcext:value-type="float">
            <text:p>4.7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9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" calcext:value-type="float">
            <text:p>4.9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11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5" calcext:value-type="float">
            <text:p>4.85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11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4" calcext:value-type="float">
            <text:p>4.94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8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61" calcext:value-type="float">
            <text:p>4.61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9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5" calcext:value-type="float">
            <text:p>4.95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9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59" calcext:value-type="float">
            <text:p>4.59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64" calcext:value-type="float">
            <text:p>4.64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9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5" calcext:value-type="float">
            <text:p>4.85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94" calcext:value-type="float">
            <text:p>4.94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9" calcext:value-type="float">
            <text:p>4.09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8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91" calcext:value-type="float">
            <text:p>4.91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9" calcext:value-type="float">
            <text:p>4.19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86" calcext:value-type="float">
            <text:p>4.86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7" calcext:value-type="float">
            <text:p>4.07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6" calcext:value-type="float">
            <text:p>4.26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7" calcext:value-type="float">
            <text:p>4.67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9" calcext:value-type="float">
            <text:p>4.69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9" calcext:value-type="float">
            <text:p>4.69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9" calcext:value-type="float">
            <text:p>4.69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4" calcext:value-type="float">
            <text:p>4.14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94" calcext:value-type="float">
            <text:p>4.94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4" calcext:value-type="float">
            <text:p>4.3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9" calcext:value-type="float">
            <text:p>4.1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1" calcext:value-type="float">
            <text:p>4.41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1" calcext:value-type="float">
            <text:p>4.41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6" calcext:value-type="float">
            <text:p>4.46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8" calcext:value-type="float">
            <text:p>4.68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8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3" calcext:value-type="float">
            <text:p>4.43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8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6" calcext:value-type="float">
            <text:p>4.06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9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9" calcext:value-type="float">
            <text:p>4.29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9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54" calcext:value-type="float">
            <text:p>4.54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8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84" calcext:value-type="float">
            <text:p>4.84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8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7" calcext:value-type="float">
            <text:p>4.37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10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5" calcext:value-type="float">
            <text:p>4.95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9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4" calcext:value-type="float">
            <text:p>4.94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8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3" calcext:value-type="float">
            <text:p>4.93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1" calcext:value-type="float">
            <text:p>4.91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6" calcext:value-type="float">
            <text:p>4.96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7" calcext:value-type="float">
            <text:p>4.97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7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3" calcext:value-type="float">
            <text:p>4.9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8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" calcext:value-type="float">
            <text:p>4.9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9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7" calcext:value-type="float">
            <text:p>4.87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7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2" calcext:value-type="float">
            <text:p>4.82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94" calcext:value-type="float">
            <text:p>4.94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8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4" calcext:value-type="float">
            <text:p>4.8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8" calcext:value-type="float">
            <text:p>4.88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9" calcext:value-type="float">
            <text:p>4.9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9" calcext:value-type="float">
            <text:p>4.9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6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8" calcext:value-type="float">
            <text:p>4.88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11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92" calcext:value-type="float">
            <text:p>4.92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6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81" calcext:value-type="float">
            <text:p>4.81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84" calcext:value-type="float">
            <text:p>4.84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5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84" calcext:value-type="float">
            <text:p>4.84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9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95" calcext:value-type="float">
            <text:p>4.95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97" calcext:value-type="float">
            <text:p>4.97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99" calcext:value-type="float">
            <text:p>4.99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2" calcext:value-type="float">
            <text:p>4.8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8" calcext:value-type="float">
            <text:p>4.88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4" calcext:value-type="float">
            <text:p>4.94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8" calcext:value-type="float">
            <text:p>4.98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3" calcext:value-type="float">
            <text:p>4.9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8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2" calcext:value-type="float">
            <text:p>4.2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18" calcext:value-type="float">
            <text:p>4.18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23" calcext:value-type="float">
            <text:p>4.23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48" calcext:value-type="float">
            <text:p>4.48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34" calcext:value-type="float">
            <text:p>4.34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43" calcext:value-type="float">
            <text:p>4.4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51" calcext:value-type="float">
            <text:p>4.51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9" calcext:value-type="float">
            <text:p>4.89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4" calcext:value-type="float">
            <text:p>4.84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8" calcext:value-type="float">
            <text:p>4.98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8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74" calcext:value-type="float">
            <text:p>4.74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7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4" calcext:value-type="float">
            <text:p>4.9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8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8" calcext:value-type="float">
            <text:p>4.88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8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9" calcext:value-type="float">
            <text:p>4.99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11" calcext:value-type="float">
            <text:p>4.11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3.33" calcext:value-type="float">
            <text:p>3.33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3.4" calcext:value-type="float">
            <text:p>3.4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7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46" calcext:value-type="float">
            <text:p>4.46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3.45" calcext:value-type="float">
            <text:p>3.45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3.71" calcext:value-type="float">
            <text:p>3.71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44" calcext:value-type="float">
            <text:p>4.44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6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79" calcext:value-type="float">
            <text:p>4.79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7" calcext:value-type="float">
            <text:p>4.97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5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7" calcext:value-type="float">
            <text:p>4.97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89" calcext:value-type="float">
            <text:p>4.89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76" calcext:value-type="float">
            <text:p>4.76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7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63" calcext:value-type="float">
            <text:p>4.63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05" calcext:value-type="float">
            <text:p>4.0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76" calcext:value-type="float">
            <text:p>4.7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14" calcext:value-type="float">
            <text:p>4.14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7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78" calcext:value-type="float">
            <text:p>4.78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46" calcext:value-type="float">
            <text:p>4.46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68" calcext:value-type="float">
            <text:p>4.68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21" calcext:value-type="float">
            <text:p>4.21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84" calcext:value-type="float">
            <text:p>4.8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53" calcext:value-type="float">
            <text:p>4.5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58" calcext:value-type="float">
            <text:p>4.58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1" calcext:value-type="float">
            <text:p>4.91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55" calcext:value-type="float">
            <text:p>4.5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82" calcext:value-type="float">
            <text:p>4.82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6" calcext:value-type="float">
            <text:p>4.96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84" calcext:value-type="float">
            <text:p>4.84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8" calcext:value-type="float">
            <text:p>4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15" calcext:value-type="float">
            <text:p>4.15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6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4" calcext:value-type="float">
            <text:p>4.94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46" calcext:value-type="float">
            <text:p>4.46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5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43" calcext:value-type="float">
            <text:p>4.43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56" calcext:value-type="float">
            <text:p>4.56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45" calcext:value-type="float">
            <text:p>4.45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67" calcext:value-type="float">
            <text:p>4.67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2" calcext:value-type="float">
            <text:p>4.92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9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9" calcext:value-type="float">
            <text:p>4.99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6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15" calcext:value-type="float">
            <text:p>4.1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47" calcext:value-type="float">
            <text:p>4.47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5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47" calcext:value-type="float">
            <text:p>4.47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6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38" calcext:value-type="float">
            <text:p>4.38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7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43" calcext:value-type="float">
            <text:p>4.43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79" calcext:value-type="float">
            <text:p>4.79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5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79" calcext:value-type="float">
            <text:p>4.79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8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89" calcext:value-type="float">
            <text:p>4.89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7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87" calcext:value-type="float">
            <text:p>4.87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8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" calcext:value-type="float">
            <text:p>4.9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7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6" calcext:value-type="float">
            <text:p>4.96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1" calcext:value-type="float">
            <text:p>4.9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9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2" calcext:value-type="float">
            <text:p>4.92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7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3" calcext:value-type="float">
            <text:p>4.9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6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35" calcext:value-type="float">
            <text:p>4.35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6" calcext:value-type="float">
            <text:p>4.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5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6" calcext:value-type="float">
            <text:p>4.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7" calcext:value-type="float">
            <text:p>3.7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67" calcext:value-type="float">
            <text:p>3.67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72" calcext:value-type="float">
            <text:p>3.72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75" calcext:value-type="float">
            <text:p>3.75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27" calcext:value-type="float">
            <text:p>4.27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54" calcext:value-type="float">
            <text:p>4.54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57" calcext:value-type="float">
            <text:p>4.57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77" calcext:value-type="float">
            <text:p>3.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8" calcext:value-type="float">
            <text:p>3.8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82" calcext:value-type="float">
            <text:p>3.82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85" calcext:value-type="float">
            <text:p>3.85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85" calcext:value-type="float">
            <text:p>3.85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3.88" calcext:value-type="float">
            <text:p>3.8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17" calcext:value-type="float">
            <text:p>4.17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05" calcext:value-type="float">
            <text:p>4.0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01" calcext:value-type="float">
            <text:p>4.01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45" calcext:value-type="float">
            <text:p>4.45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72" calcext:value-type="float">
            <text:p>4.7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75" calcext:value-type="float">
            <text:p>4.75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6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4" calcext:value-type="float">
            <text:p>4.84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6" calcext:value-type="float">
            <text:p>4.86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52" calcext:value-type="float">
            <text:p>4.52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78" calcext:value-type="float">
            <text:p>4.78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1" calcext:value-type="float">
            <text:p>4.81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6" calcext:value-type="float">
            <text:p>4.6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59" calcext:value-type="float">
            <text:p>4.59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5" calcext:value-type="float">
            <text:p>4.85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8" calcext:value-type="float">
            <text:p>4.88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1" calcext:value-type="float">
            <text:p>4.1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65" calcext:value-type="float">
            <text:p>4.65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46" calcext:value-type="float">
            <text:p>4.4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1" calcext:value-type="float">
            <text:p>4.91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4" calcext:value-type="float">
            <text:p>4.94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69" calcext:value-type="float">
            <text:p>4.69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5" calcext:value-type="float">
            <text:p>4.95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8" calcext:value-type="float">
            <text:p>4.98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" calcext:value-type="float">
            <text:p>4.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28" calcext:value-type="float">
            <text:p>4.28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3" calcext:value-type="float">
            <text:p>4.3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02" calcext:value-type="float">
            <text:p>4.02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8" calcext:value-type="float">
            <text:p>4.88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67" calcext:value-type="float">
            <text:p>4.67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4" calcext:value-type="float">
            <text:p>4.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09" calcext:value-type="float">
            <text:p>4.09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15" calcext:value-type="float">
            <text:p>4.15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52" calcext:value-type="float">
            <text:p>4.5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47" calcext:value-type="float">
            <text:p>4.47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75" calcext:value-type="float">
            <text:p>4.75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53" calcext:value-type="float">
            <text:p>4.53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42" calcext:value-type="float">
            <text:p>4.4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4" calcext:value-type="float">
            <text:p>4.84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.8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65" calcext:value-type="float">
            <text:p>4.65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7" calcext:value-type="float">
            <text:p>4.97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6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76" calcext:value-type="float">
            <text:p>4.7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77" calcext:value-type="float">
            <text:p>4.77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2" calcext:value-type="float">
            <text:p>4.92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5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2" calcext:value-type="float">
            <text:p>4.92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5" calcext:value-type="float">
            <text:p>4.85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4" calcext:value-type="float">
            <text:p>4.84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02" calcext:value-type="float">
            <text:p>4.02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2" calcext:value-type="float">
            <text:p>4.82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2" calcext:value-type="float">
            <text:p>4.82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2" calcext:value-type="float">
            <text:p>4.82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6" calcext:value-type="float">
            <text:p>4.26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9" calcext:value-type="float">
            <text:p>4.29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94" calcext:value-type="float">
            <text:p>4.94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1" calcext:value-type="float">
            <text:p>4.81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11" calcext:value-type="float">
            <text:p>4.11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47" calcext:value-type="float">
            <text:p>4.47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.5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3" calcext:value-type="float">
            <text:p>4.33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93" calcext:value-type="float">
            <text:p>4.93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1" calcext:value-type="float">
            <text:p>4.31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4" calcext:value-type="float">
            <text:p>4.34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9" calcext:value-type="float">
            <text:p>4.29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6" calcext:value-type="float">
            <text:p>4.66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9" calcext:value-type="float">
            <text:p>4.69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9" calcext:value-type="float">
            <text:p>4.3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75" calcext:value-type="float">
            <text:p>4.75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78" calcext:value-type="float">
            <text:p>4.78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46" calcext:value-type="float">
            <text:p>4.46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2" calcext:value-type="float">
            <text:p>4.82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5" calcext:value-type="float">
            <text:p>4.65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5" calcext:value-type="float">
            <text:p>4.85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52" calcext:value-type="float">
            <text:p>4.52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8" calcext:value-type="float">
            <text:p>4.8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91" calcext:value-type="float">
            <text:p>4.91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78" calcext:value-type="float">
            <text:p>4.78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12" calcext:value-type="float">
            <text:p>4.12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84" calcext:value-type="float">
            <text:p>4.84</text:p>
          </table:table-cell>
          <table:table-cell office:value-type="float" office:value="0.0442" calcext:value-type="float">
            <text:p>0.0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2" calcext:value-type="float">
            <text:p>4.22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" calcext:value-type="float">
            <text:p>4.3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15" calcext:value-type="float">
            <text:p>4.15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08" calcext:value-type="float">
            <text:p>4.08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4" calcext:value-type="float">
            <text:p>4.6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2" calcext:value-type="float">
            <text:p>4.32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2" calcext:value-type="float">
            <text:p>4.32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4" calcext:value-type="float">
            <text:p>4.24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1" calcext:value-type="float">
            <text:p>4.31</text:p>
          </table:table-cell>
          <table:table-cell office:value-type="float" office:value="0.0493" calcext:value-type="float">
            <text:p>0.0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1" calcext:value-type="float">
            <text:p>4.91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" calcext:value-type="float">
            <text:p>4.9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3" calcext:value-type="float">
            <text:p>4.93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5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3" calcext:value-type="float">
            <text:p>4.93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74" calcext:value-type="float">
            <text:p>4.74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3" calcext:value-type="float">
            <text:p>4.9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62" calcext:value-type="float">
            <text:p>4.62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6" calcext:value-type="float">
            <text:p>4.96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1" calcext:value-type="float">
            <text:p>4.91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4" calcext:value-type="float">
            <text:p>4.94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87" calcext:value-type="float">
            <text:p>4.87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69" calcext:value-type="float">
            <text:p>4.69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67" calcext:value-type="float">
            <text:p>4.6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8" calcext:value-type="float">
            <text:p>4.8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68" calcext:value-type="float">
            <text:p>4.6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68" calcext:value-type="float">
            <text:p>4.6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74" calcext:value-type="float">
            <text:p>4.7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6" calcext:value-type="float">
            <text:p>4.96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84" calcext:value-type="float">
            <text:p>4.84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8" calcext:value-type="float">
            <text:p>4.98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69" calcext:value-type="float">
            <text:p>4.69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5" calcext:value-type="float">
            <text:p>4.95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7" calcext:value-type="float">
            <text:p>4.97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" calcext:value-type="float">
            <text:p>4.9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65" calcext:value-type="float">
            <text:p>4.65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74" calcext:value-type="float">
            <text:p>4.74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6" calcext:value-type="float">
            <text:p>4.6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81" calcext:value-type="float">
            <text:p>4.81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86" calcext:value-type="float">
            <text:p>4.86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66" calcext:value-type="float">
            <text:p>4.66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65" calcext:value-type="float">
            <text:p>4.65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9" calcext:value-type="float">
            <text:p>4.99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41" calcext:value-type="float">
            <text:p>4.41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41" calcext:value-type="float">
            <text:p>4.41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41" calcext:value-type="float">
            <text:p>4.41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68" calcext:value-type="float">
            <text:p>4.68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68" calcext:value-type="float">
            <text:p>4.68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77" calcext:value-type="float">
            <text:p>4.77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1" calcext:value-type="float">
            <text:p>4.81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1" calcext:value-type="float">
            <text:p>4.81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7" calcext:value-type="float">
            <text:p>4.7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18" calcext:value-type="float">
            <text:p>4.1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18" calcext:value-type="float">
            <text:p>4.1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67" calcext:value-type="float">
            <text:p>4.67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" calcext:value-type="float">
            <text:p>4.8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2" calcext:value-type="float">
            <text:p>4.82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7" calcext:value-type="float">
            <text:p>4.87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76" calcext:value-type="float">
            <text:p>4.76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9" calcext:value-type="float">
            <text:p>4.89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7" calcext:value-type="float">
            <text:p>4.87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27" calcext:value-type="float">
            <text:p>4.27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3" calcext:value-type="float">
            <text:p>4.83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96" calcext:value-type="float">
            <text:p>4.96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61" calcext:value-type="float">
            <text:p>4.61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61" calcext:value-type="float">
            <text:p>4.61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2" calcext:value-type="float">
            <text:p>4.82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54" calcext:value-type="float">
            <text:p>4.5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98" calcext:value-type="float">
            <text:p>4.98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98" calcext:value-type="float">
            <text:p>4.98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73" calcext:value-type="float">
            <text:p>4.73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1" calcext:value-type="float">
            <text:p>4.71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4" calcext:value-type="float">
            <text:p>4.74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4" calcext:value-type="float">
            <text:p>4.74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9" calcext:value-type="float">
            <text:p>4.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" calcext:value-type="float">
            <text:p>4.7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66" calcext:value-type="float">
            <text:p>4.6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66" calcext:value-type="float">
            <text:p>4.6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87" calcext:value-type="float">
            <text:p>4.87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8" calcext:value-type="float">
            <text:p>4.8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91" calcext:value-type="float">
            <text:p>4.91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91" calcext:value-type="float">
            <text:p>4.91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7" calcext:value-type="float">
            <text:p>4.7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8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6" calcext:value-type="float">
            <text:p>4.76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8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9" calcext:value-type="float">
            <text:p>4.9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87" calcext:value-type="float">
            <text:p>4.87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99" calcext:value-type="float">
            <text:p>4.99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82" calcext:value-type="float">
            <text:p>4.82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" calcext:value-type="float">
            <text:p>4.7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9" calcext:value-type="float">
            <text:p>4.79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9" calcext:value-type="float">
            <text:p>4.79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98" calcext:value-type="float">
            <text:p>4.98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5" calcext:value-type="float">
            <text:p>4.75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4" calcext:value-type="float">
            <text:p>4.74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94" calcext:value-type="float">
            <text:p>4.94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9" calcext:value-type="float">
            <text:p>4.79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66" calcext:value-type="float">
            <text:p>4.66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83" calcext:value-type="float">
            <text:p>4.83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83" calcext:value-type="float">
            <text:p>4.83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92" calcext:value-type="float">
            <text:p>4.92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83" calcext:value-type="float">
            <text:p>4.83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89" calcext:value-type="float">
            <text:p>4.89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99" calcext:value-type="float">
            <text:p>4.99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8" calcext:value-type="float">
            <text:p>4.78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8" calcext:value-type="float">
            <text:p>4.78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9" calcext:value-type="float">
            <text:p>4.79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88" calcext:value-type="float">
            <text:p>4.88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7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4.88" calcext:value-type="float">
            <text:p>4.88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7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4.89" calcext:value-type="float">
            <text:p>4.89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4.98" calcext:value-type="float">
            <text:p>4.98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4.97" calcext:value-type="float">
            <text:p>4.97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6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4.89" calcext:value-type="float">
            <text:p>4.89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7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4.77" calcext:value-type="float">
            <text:p>4.77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6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4.92" calcext:value-type="float">
            <text:p>4.92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7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93" calcext:value-type="float">
            <text:p>4.93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5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93" calcext:value-type="float">
            <text:p>4.93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7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63" calcext:value-type="float">
            <text:p>4.6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7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7" calcext:value-type="float">
            <text:p>4.7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7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75" calcext:value-type="float">
            <text:p>4.75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7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79" calcext:value-type="float">
            <text:p>4.79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7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84" calcext:value-type="float">
            <text:p>4.8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6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89" calcext:value-type="float">
            <text:p>4.89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7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4.89" calcext:value-type="float">
            <text:p>4.89</text:p>
          </table:table-cell>
          <table:table-cell office:value-type="float" office:value="0.0493" calcext:value-type="float">
            <text:p>0.0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7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89" calcext:value-type="float">
            <text:p>4.89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6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95" calcext:value-type="float">
            <text:p>4.95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5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99" calcext:value-type="float">
            <text:p>4.99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5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87" calcext:value-type="float">
            <text:p>4.87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88" calcext:value-type="float">
            <text:p>4.88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7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72" calcext:value-type="float">
            <text:p>4.72</text:p>
          </table:table-cell>
          <table:table-cell office:value-type="float" office:value="0.0493" calcext:value-type="float">
            <text:p>0.0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7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78" calcext:value-type="float">
            <text:p>4.78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6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4.72" calcext:value-type="float">
            <text:p>4.72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6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6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84" calcext:value-type="float">
            <text:p>4.84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7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81" calcext:value-type="float">
            <text:p>4.81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6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95" calcext:value-type="float">
            <text:p>4.95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7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9" calcext:value-type="float">
            <text:p>4.9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78" calcext:value-type="float">
            <text:p>4.78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5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78" calcext:value-type="float">
            <text:p>4.78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3" calcext:value-type="float">
            <text:p>4.83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5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3" calcext:value-type="float">
            <text:p>4.83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6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9" calcext:value-type="float">
            <text:p>4.89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6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97" calcext:value-type="float">
            <text:p>4.97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7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78" calcext:value-type="float">
            <text:p>4.78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7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8" calcext:value-type="float">
            <text:p>4.88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7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94" calcext:value-type="float">
            <text:p>4.94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5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74" calcext:value-type="float">
            <text:p>4.74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76" calcext:value-type="float">
            <text:p>4.76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5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9" calcext:value-type="float">
            <text:p>4.89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91" calcext:value-type="float">
            <text:p>4.91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73" calcext:value-type="float">
            <text:p>4.7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76" calcext:value-type="float">
            <text:p>4.7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76" calcext:value-type="float">
            <text:p>4.7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3.96" calcext:value-type="float">
            <text:p>3.96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3.96" calcext:value-type="float">
            <text:p>3.96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85" calcext:value-type="float">
            <text:p>4.8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93" calcext:value-type="float">
            <text:p>4.93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93" calcext:value-type="float">
            <text:p>4.93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05" calcext:value-type="float">
            <text:p>4.05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96" calcext:value-type="float">
            <text:p>4.96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33" calcext:value-type="float">
            <text:p>4.33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33" calcext:value-type="float">
            <text:p>4.33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14" calcext:value-type="float">
            <text:p>4.14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18" calcext:value-type="float">
            <text:p>4.18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63" calcext:value-type="float">
            <text:p>4.6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64" calcext:value-type="float">
            <text:p>4.64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29" calcext:value-type="float">
            <text:p>4.29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33" calcext:value-type="float">
            <text:p>4.33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7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26" calcext:value-type="float">
            <text:p>4.26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42" calcext:value-type="float">
            <text:p>4.42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48" calcext:value-type="float">
            <text:p>4.48</text:p>
          </table:table-cell>
          <table:table-cell office:value-type="float" office:value="0.0484" calcext:value-type="float">
            <text:p>0.0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82" calcext:value-type="float">
            <text:p>4.82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84" calcext:value-type="float">
            <text:p>4.84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4" calcext:value-type="float">
            <text:p>4.4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44" calcext:value-type="float">
            <text:p>4.44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43" calcext:value-type="float">
            <text:p>4.43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94" calcext:value-type="float">
            <text:p>4.94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96" calcext:value-type="float">
            <text:p>4.96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6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65" calcext:value-type="float">
            <text:p>4.65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3" calcext:value-type="float">
            <text:p>4.3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37" calcext:value-type="float">
            <text:p>4.37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87" calcext:value-type="float">
            <text:p>4.8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5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87" calcext:value-type="float">
            <text:p>4.8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04" calcext:value-type="float">
            <text:p>4.04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18" calcext:value-type="float">
            <text:p>4.18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29" calcext:value-type="float">
            <text:p>4.29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5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85" calcext:value-type="float">
            <text:p>4.85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93" calcext:value-type="float">
            <text:p>4.93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5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99" calcext:value-type="float">
            <text:p>4.99</text:p>
          </table:table-cell>
          <table:table-cell office:value-type="float" office:value="0.0562" calcext:value-type="float">
            <text:p>0.0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50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4.86" calcext:value-type="float">
            <text:p>4.86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4.86" calcext:value-type="float">
            <text:p>4.86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4.85" calcext:value-type="float">
            <text:p>4.85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50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4.85" calcext:value-type="float">
            <text:p>4.85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4.94" calcext:value-type="float">
            <text:p>4.94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43" calcext:value-type="float">
            <text:p>3.43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43" calcext:value-type="float">
            <text:p>3.43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44" calcext:value-type="float">
            <text:p>3.44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66" calcext:value-type="float">
            <text:p>3.66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45" calcext:value-type="float">
            <text:p>3.45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68" calcext:value-type="float">
            <text:p>3.68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59" calcext:value-type="float">
            <text:p>3.59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82" calcext:value-type="float">
            <text:p>3.82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61" calcext:value-type="float">
            <text:p>3.61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83" calcext:value-type="float">
            <text:p>3.83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7" calcext:value-type="float">
            <text:p>3.7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92" calcext:value-type="float">
            <text:p>3.92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71" calcext:value-type="float">
            <text:p>3.71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3.93" calcext:value-type="float">
            <text:p>3.93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6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31" calcext:value-type="float">
            <text:p>4.31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6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33" calcext:value-type="float">
            <text:p>4.33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6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45" calcext:value-type="float">
            <text:p>4.45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88" calcext:value-type="float">
            <text:p>4.88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93" calcext:value-type="float">
            <text:p>4.93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91" calcext:value-type="float">
            <text:p>4.91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95" calcext:value-type="float">
            <text:p>4.95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3.98" calcext:value-type="float">
            <text:p>3.98</text:p>
          </table:table-cell>
          <table:table-cell office:value-type="float" office:value="0.0548" calcext:value-type="float">
            <text:p>0.0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4.01" calcext:value-type="float">
            <text:p>4.01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1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4.63" calcext:value-type="float">
            <text:p>4.63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1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4.65" calcext:value-type="float">
            <text:p>4.65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1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4.66" calcext:value-type="float">
            <text:p>4.66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1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4.67" calcext:value-type="float">
            <text:p>4.67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1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4.69" calcext:value-type="float">
            <text:p>4.6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1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4.7" calcext:value-type="float">
            <text:p>4.7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100</text:p>
          </table:table-cell>
          <table:table-cell office:value-type="string" calcext:value-type="string">
            <text:p>pf_met</text:p>
          </table:table-cell>
          <table:table-cell office:value-type="float" office:value="167" calcext:value-type="float">
            <text:p>167</text:p>
          </table:table-cell>
          <table:table-cell office:value-type="float" office:value="4.76" calcext:value-type="float">
            <text:p>4.7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0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3.33" calcext:value-type="float">
            <text:p>3.33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0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3.34" calcext:value-type="float">
            <text:p>3.34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0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3.36" calcext:value-type="float">
            <text:p>3.36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0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3.37" calcext:value-type="float">
            <text:p>3.37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0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3.39" calcext:value-type="float">
            <text:p>3.39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0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3.4" calcext:value-type="float">
            <text:p>3.4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000</text:p>
          </table:table-cell>
          <table:table-cell office:value-type="string" calcext:value-type="string">
            <text:p>pf_met</text:p>
          </table:table-cell>
          <table:table-cell office:value-type="float" office:value="173" calcext:value-type="float">
            <text:p>173</text:p>
          </table:table-cell>
          <table:table-cell office:value-type="float" office:value="3.45" calcext:value-type="float">
            <text:p>3.45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9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4.95" calcext:value-type="float">
            <text:p>4.95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9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4.97" calcext:value-type="float">
            <text:p>4.97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9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4.99" calcext:value-type="float">
            <text:p>4.99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900</text:p>
          </table:table-cell>
          <table:table-cell office:value-type="string" calcext:value-type="string">
            <text:p>pf_met</text:p>
          </table:table-cell>
          <table:table-cell office:value-type="float" office:value="175" calcext:value-type="float">
            <text:p>175</text:p>
          </table:table-cell>
          <table:table-cell office:value-type="float" office:value="4.18" calcext:value-type="float">
            <text:p>4.18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900</text:p>
          </table:table-cell>
          <table:table-cell office:value-type="string" calcext:value-type="string">
            <text:p>pf_met</text:p>
          </table:table-cell>
          <table:table-cell office:value-type="float" office:value="175" calcext:value-type="float">
            <text:p>175</text:p>
          </table:table-cell>
          <table:table-cell office:value-type="float" office:value="4.2" calcext:value-type="float">
            <text:p>4.2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900</text:p>
          </table:table-cell>
          <table:table-cell office:value-type="string" calcext:value-type="string">
            <text:p>pf_met</text:p>
          </table:table-cell>
          <table:table-cell office:value-type="float" office:value="175" calcext:value-type="float">
            <text:p>175</text:p>
          </table:table-cell>
          <table:table-cell office:value-type="float" office:value="4.21" calcext:value-type="float">
            <text:p>4.21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900</text:p>
          </table:table-cell>
          <table:table-cell office:value-type="string" calcext:value-type="string">
            <text:p>pf_met</text:p>
          </table:table-cell>
          <table:table-cell office:value-type="float" office:value="175" calcext:value-type="float">
            <text:p>175</text:p>
          </table:table-cell>
          <table:table-cell office:value-type="float" office:value="4.27" calcext:value-type="float">
            <text:p>4.27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8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4.31" calcext:value-type="float">
            <text:p>4.31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8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4.34" calcext:value-type="float">
            <text:p>4.34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8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4.37" calcext:value-type="float">
            <text:p>4.37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8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4.39" calcext:value-type="float">
            <text:p>4.39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8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4.4" calcext:value-type="float">
            <text:p>4.4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8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4.42" calcext:value-type="float">
            <text:p>4.42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8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4.47" calcext:value-type="float">
            <text:p>4.47</text:p>
          </table:table-cell>
          <table:table-cell office:value-type="float" office:value="0.0514" calcext:value-type="float">
            <text:p>0.0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7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4.48" calcext:value-type="float">
            <text:p>4.48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7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4.52" calcext:value-type="float">
            <text:p>4.52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7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4.55" calcext:value-type="float">
            <text:p>4.55</text:p>
          </table:table-cell>
          <table:table-cell office:value-type="float" office:value="0.0514" calcext:value-type="float">
            <text:p>0.0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7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4.57" calcext:value-type="float">
            <text:p>4.57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7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4.59" calcext:value-type="float">
            <text:p>4.59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7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4.6" calcext:value-type="float">
            <text:p>4.6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7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4.65" calcext:value-type="float">
            <text:p>4.65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600</text:p>
          </table:table-cell>
          <table:table-cell office:value-type="string" calcext:value-type="string">
            <text:p>pf_met</text:p>
          </table:table-cell>
          <table:table-cell office:value-type="float" office:value="183" calcext:value-type="float">
            <text:p>183</text:p>
          </table:table-cell>
          <table:table-cell office:value-type="float" office:value="4.84" calcext:value-type="float">
            <text:p>4.8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600</text:p>
          </table:table-cell>
          <table:table-cell office:value-type="string" calcext:value-type="string">
            <text:p>pf_met</text:p>
          </table:table-cell>
          <table:table-cell office:value-type="float" office:value="183" calcext:value-type="float">
            <text:p>183</text:p>
          </table:table-cell>
          <table:table-cell office:value-type="float" office:value="4.87" calcext:value-type="float">
            <text:p>4.87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600</text:p>
          </table:table-cell>
          <table:table-cell office:value-type="string" calcext:value-type="string">
            <text:p>pf_met</text:p>
          </table:table-cell>
          <table:table-cell office:value-type="float" office:value="183" calcext:value-type="float">
            <text:p>183</text:p>
          </table:table-cell>
          <table:table-cell office:value-type="float" office:value="4.91" calcext:value-type="float">
            <text:p>4.91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600</text:p>
          </table:table-cell>
          <table:table-cell office:value-type="string" calcext:value-type="string">
            <text:p>pf_met</text:p>
          </table:table-cell>
          <table:table-cell office:value-type="float" office:value="183" calcext:value-type="float">
            <text:p>183</text:p>
          </table:table-cell>
          <table:table-cell office:value-type="float" office:value="4.93" calcext:value-type="float">
            <text:p>4.93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600</text:p>
          </table:table-cell>
          <table:table-cell office:value-type="string" calcext:value-type="string">
            <text:p>pf_met</text:p>
          </table:table-cell>
          <table:table-cell office:value-type="float" office:value="183" calcext:value-type="float">
            <text:p>183</text:p>
          </table:table-cell>
          <table:table-cell office:value-type="float" office:value="4.97" calcext:value-type="float">
            <text:p>4.97</text:p>
          </table:table-cell>
          <table:table-cell office:value-type="float" office:value="0.0544" calcext:value-type="float">
            <text:p>0.0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600</text:p>
          </table:table-cell>
          <table:table-cell office:value-type="string" calcext:value-type="string">
            <text:p>pf_met</text:p>
          </table:table-cell>
          <table:table-cell office:value-type="float" office:value="183" calcext:value-type="float">
            <text:p>183</text:p>
          </table:table-cell>
          <table:table-cell office:value-type="float" office:value="4.98" calcext:value-type="float">
            <text:p>4.98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5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4.94" calcext:value-type="float">
            <text:p>4.94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4.96" calcext:value-type="float">
            <text:p>4.96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5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4.99" calcext:value-type="float">
            <text:p>4.99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6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4.09" calcext:value-type="float">
            <text:p>4.09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73" calcext:value-type="float">
            <text:p>4.73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77" calcext:value-type="float">
            <text:p>4.77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5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76" calcext:value-type="float">
            <text:p>4.76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79" calcext:value-type="float">
            <text:p>4.79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5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79" calcext:value-type="float">
            <text:p>4.79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83" calcext:value-type="float">
            <text:p>4.83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5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82" calcext:value-type="float">
            <text:p>4.82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84" calcext:value-type="float">
            <text:p>4.84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5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84" calcext:value-type="float">
            <text:p>4.84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89" calcext:value-type="float">
            <text:p>4.89</text:p>
          </table:table-cell>
          <table:table-cell office:value-type="float" office:value="0.0583" calcext:value-type="float">
            <text:p>0.0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5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4.89" calcext:value-type="float">
            <text:p>4.89</text:p>
          </table:table-cell>
          <table:table-cell office:value-type="float" office:value="0.0583" calcext:value-type="float">
            <text:p>0.0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Base</text:p>
          </table:table-cell>
          <table:table-cell table:number-columns-repeated="4"/>
        </table:table-row>
      </table:table>
      <table:table table:name="L1TETM70 - 1.5Hz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ut 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0</text:p>
          </table:table-cell>
          <table:table-cell office:value-type="string" calcext:value-type="string">
            <text:p>pf_met</text:p>
          </table:table-cell>
          <table:table-cell office:value-type="float" office:value="189" calcext:value-type="float">
            <text:p>189</text:p>
          </table:table-cell>
          <table:table-cell office:value-type="float" office:value="1.49" calcext:value-type="float">
            <text:p>1.49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500</text:p>
          </table:table-cell>
          <table:table-cell office:value-type="string" calcext:value-type="string">
            <text:p>pf_met</text:p>
          </table:table-cell>
          <table:table-cell office:value-type="float" office:value="189" calcext:value-type="float">
            <text:p>189</text:p>
          </table:table-cell>
          <table:table-cell office:value-type="float" office:value="1.49" calcext:value-type="float">
            <text:p>1.49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0</text:p>
          </table:table-cell>
          <table:table-cell office:value-type="string" calcext:value-type="string">
            <text:p>pf_met</text:p>
          </table:table-cell>
          <table:table-cell office:value-type="float" office:value="189" calcext:value-type="float">
            <text:p>189</text:p>
          </table:table-cell>
          <table:table-cell office:value-type="float" office:value="1.45" calcext:value-type="float">
            <text:p>1.4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500</text:p>
          </table:table-cell>
          <table:table-cell office:value-type="string" calcext:value-type="string">
            <text:p>pf_met</text:p>
          </table:table-cell>
          <table:table-cell office:value-type="float" office:value="189" calcext:value-type="float">
            <text:p>189</text:p>
          </table:table-cell>
          <table:table-cell office:value-type="float" office:value="1.45" calcext:value-type="float">
            <text:p>1.4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5" calcext:value-type="float">
            <text:p>1.5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50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49" calcext:value-type="float">
            <text:p>1.49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8" calcext:value-type="float">
            <text:p>1.08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8" calcext:value-type="float">
            <text:p>1.08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6" calcext:value-type="float">
            <text:p>1.06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8" calcext:value-type="float">
            <text:p>1.08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6" calcext:value-type="float">
            <text:p>1.06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5" calcext:value-type="float">
            <text:p>1.05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60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48" calcext:value-type="float">
            <text:p>1.48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8" calcext:value-type="float">
            <text:p>1.08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4" calcext:value-type="float">
            <text:p>1.04</text:p>
          </table:table-cell>
          <table:table-cell office:value-type="float" office:value="0.0469" calcext:value-type="float">
            <text:p>0.0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6" calcext:value-type="float">
            <text:p>1.06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47" calcext:value-type="float">
            <text:p>1.47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50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46" calcext:value-type="float">
            <text:p>1.46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2" calcext:value-type="float">
            <text:p>1.02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60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45" calcext:value-type="float">
            <text:p>1.45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600</text:p>
          </table:table-cell>
          <table:table-cell office:value-type="string" calcext:value-type="string">
            <text:p>pf_met</text:p>
          </table:table-cell>
          <table:table-cell office:value-type="float" office:value="187" calcext:value-type="float">
            <text:p>187</text:p>
          </table:table-cell>
          <table:table-cell office:value-type="float" office:value="1.5" calcext:value-type="float">
            <text:p>1.5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3" calcext:value-type="float">
            <text:p>1.43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5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1" calcext:value-type="float">
            <text:p>1.41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5" calcext:value-type="float">
            <text:p>1.05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1.01" calcext:value-type="float">
            <text:p>1.01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" calcext:value-type="float">
            <text:p>1.4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5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38" calcext:value-type="float">
            <text:p>1.38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45" calcext:value-type="float">
            <text:p>1.45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500</text:p>
          </table:table-cell>
          <table:table-cell office:value-type="string" calcext:value-type="string">
            <text:p>pf_met</text:p>
          </table:table-cell>
          <table:table-cell office:value-type="float" office:value="188" calcext:value-type="float">
            <text:p>188</text:p>
          </table:table-cell>
          <table:table-cell office:value-type="float" office:value="1.44" calcext:value-type="float">
            <text:p>1.44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600</text:p>
          </table:table-cell>
          <table:table-cell office:value-type="string" calcext:value-type="string">
            <text:p>pf_met</text:p>
          </table:table-cell>
          <table:table-cell office:value-type="float" office:value="187" calcext:value-type="float">
            <text:p>187</text:p>
          </table:table-cell>
          <table:table-cell office:value-type="float" office:value="1.47" calcext:value-type="float">
            <text:p>1.47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37" calcext:value-type="float">
            <text:p>1.37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5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35" calcext:value-type="float">
            <text:p>1.35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700</text:p>
          </table:table-cell>
          <table:table-cell office:value-type="string" calcext:value-type="string">
            <text:p>pf_met</text:p>
          </table:table-cell>
          <table:table-cell office:value-type="float" office:value="186" calcext:value-type="float">
            <text:p>186</text:p>
          </table:table-cell>
          <table:table-cell office:value-type="float" office:value="1.47" calcext:value-type="float">
            <text:p>1.47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" calcext:value-type="float">
            <text:p>0.9</text:p>
          </table:table-cell>
          <table:table-cell office:value-type="float" office:value="0.0442" calcext:value-type="float">
            <text:p>0.0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600</text:p>
          </table:table-cell>
          <table:table-cell office:value-type="string" calcext:value-type="string">
            <text:p>pf_met</text:p>
          </table:table-cell>
          <table:table-cell office:value-type="float" office:value="186" calcext:value-type="float">
            <text:p>186</text:p>
          </table:table-cell>
          <table:table-cell office:value-type="float" office:value="1.5" calcext:value-type="float">
            <text:p>1.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0</text:p>
          </table:table-cell>
          <table:table-cell office:value-type="string" calcext:value-type="string">
            <text:p>pf_met</text:p>
          </table:table-cell>
          <table:table-cell office:value-type="float" office:value="187" calcext:value-type="float">
            <text:p>187</text:p>
          </table:table-cell>
          <table:table-cell office:value-type="float" office:value="1.49" calcext:value-type="float">
            <text:p>1.49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500</text:p>
          </table:table-cell>
          <table:table-cell office:value-type="string" calcext:value-type="string">
            <text:p>pf_met</text:p>
          </table:table-cell>
          <table:table-cell office:value-type="float" office:value="187" calcext:value-type="float">
            <text:p>187</text:p>
          </table:table-cell>
          <table:table-cell office:value-type="float" office:value="1.48" calcext:value-type="float">
            <text:p>1.48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6" calcext:value-type="float">
            <text:p>0.8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7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49" calcext:value-type="float">
            <text:p>1.4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7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1.47" calcext:value-type="float">
            <text:p>1.4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8" calcext:value-type="float">
            <text:p>1.48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6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4" calcext:value-type="float">
            <text:p>1.44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6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1" calcext:value-type="float">
            <text:p>1.41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7" calcext:value-type="float">
            <text:p>1.47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6" calcext:value-type="float">
            <text:p>1.46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9" calcext:value-type="float">
            <text:p>1.49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8" calcext:value-type="float">
            <text:p>1.48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4" calcext:value-type="float">
            <text:p>0.94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6" calcext:value-type="float">
            <text:p>1.46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3" calcext:value-type="float">
            <text:p>0.93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7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48" calcext:value-type="float">
            <text:p>1.48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6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1.5" calcext:value-type="float">
            <text:p>1.5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3" calcext:value-type="float">
            <text:p>0.9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5" calcext:value-type="float">
            <text:p>1.45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3" calcext:value-type="float">
            <text:p>1.43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27" calcext:value-type="float">
            <text:p>1.27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27" calcext:value-type="float">
            <text:p>1.27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7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5" calcext:value-type="float">
            <text:p>1.45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3" calcext:value-type="float">
            <text:p>0.93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0</text:p>
          </table:table-cell>
          <table:table-cell office:value-type="string" calcext:value-type="string">
            <text:p>pf_met</text:p>
          </table:table-cell>
          <table:table-cell office:value-type="float" office:value="186" calcext:value-type="float">
            <text:p>186</text:p>
          </table:table-cell>
          <table:table-cell office:value-type="float" office:value="1.49" calcext:value-type="float">
            <text:p>1.49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500</text:p>
          </table:table-cell>
          <table:table-cell office:value-type="string" calcext:value-type="string">
            <text:p>pf_met</text:p>
          </table:table-cell>
          <table:table-cell office:value-type="float" office:value="186" calcext:value-type="float">
            <text:p>186</text:p>
          </table:table-cell>
          <table:table-cell office:value-type="float" office:value="1.48" calcext:value-type="float">
            <text:p>1.48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7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3" calcext:value-type="float">
            <text:p>1.43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9" calcext:value-type="float">
            <text:p>1.49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7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2" calcext:value-type="float">
            <text:p>1.42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2" calcext:value-type="float">
            <text:p>0.92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7" calcext:value-type="float">
            <text:p>0.87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3" calcext:value-type="float">
            <text:p>1.43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6" calcext:value-type="float">
            <text:p>1.46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9" calcext:value-type="float">
            <text:p>1.49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2" calcext:value-type="float">
            <text:p>1.42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7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1" calcext:value-type="float">
            <text:p>1.41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6" calcext:value-type="float">
            <text:p>0.86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7" calcext:value-type="float">
            <text:p>0.87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800</text:p>
          </table:table-cell>
          <table:table-cell office:value-type="string" calcext:value-type="string">
            <text:p>pf_met</text:p>
          </table:table-cell>
          <table:table-cell office:value-type="float" office:value="182" calcext:value-type="float">
            <text:p>182</text:p>
          </table:table-cell>
          <table:table-cell office:value-type="float" office:value="1.49" calcext:value-type="float">
            <text:p>1.49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3" calcext:value-type="float">
            <text:p>1.4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2" calcext:value-type="float">
            <text:p>1.4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5" calcext:value-type="float">
            <text:p>0.8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700</text:p>
          </table:table-cell>
          <table:table-cell office:value-type="string" calcext:value-type="string">
            <text:p>pf_met</text:p>
          </table:table-cell>
          <table:table-cell office:value-type="float" office:value="184" calcext:value-type="float">
            <text:p>184</text:p>
          </table:table-cell>
          <table:table-cell office:value-type="float" office:value="1.47" calcext:value-type="float">
            <text:p>1.4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800</text:p>
          </table:table-cell>
          <table:table-cell office:value-type="string" calcext:value-type="string">
            <text:p>pf_met</text:p>
          </table:table-cell>
          <table:table-cell office:value-type="float" office:value="181" calcext:value-type="float">
            <text:p>181</text:p>
          </table:table-cell>
          <table:table-cell office:value-type="float" office:value="1.5" calcext:value-type="float">
            <text:p>1.5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2" calcext:value-type="float">
            <text:p>1.42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.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1" calcext:value-type="float">
            <text:p>1.41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1" calcext:value-type="float">
            <text:p>0.91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800</text:p>
          </table:table-cell>
          <table:table-cell office:value-type="string" calcext:value-type="string">
            <text:p>pf_met</text:p>
          </table:table-cell>
          <table:table-cell office:value-type="float" office:value="181" calcext:value-type="float">
            <text:p>181</text:p>
          </table:table-cell>
          <table:table-cell office:value-type="float" office:value="1.49" calcext:value-type="float">
            <text:p>1.49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9" calcext:value-type="float">
            <text:p>1.49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7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7" calcext:value-type="float">
            <text:p>1.47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4" calcext:value-type="float">
            <text:p>1.44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4" calcext:value-type="float">
            <text:p>1.44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700</text:p>
          </table:table-cell>
          <table:table-cell office:value-type="string" calcext:value-type="string">
            <text:p>pf_met</text:p>
          </table:table-cell>
          <table:table-cell office:value-type="float" office:value="183" calcext:value-type="float">
            <text:p>183</text:p>
          </table:table-cell>
          <table:table-cell office:value-type="float" office:value="1.48" calcext:value-type="float">
            <text:p>1.48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600</text:p>
          </table:table-cell>
          <table:table-cell office:value-type="string" calcext:value-type="string">
            <text:p>pf_met</text:p>
          </table:table-cell>
          <table:table-cell office:value-type="float" office:value="185" calcext:value-type="float">
            <text:p>185</text:p>
          </table:table-cell>
          <table:table-cell office:value-type="float" office:value="1.47" calcext:value-type="float">
            <text:p>1.47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3" calcext:value-type="float">
            <text:p>1.4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5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9" calcext:value-type="float">
            <text:p>1.49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8" calcext:value-type="float">
            <text:p>1.38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800</text:p>
          </table:table-cell>
          <table:table-cell office:value-type="string" calcext:value-type="string">
            <text:p>pf_met</text:p>
          </table:table-cell>
          <table:table-cell office:value-type="float" office:value="181" calcext:value-type="float">
            <text:p>181</text:p>
          </table:table-cell>
          <table:table-cell office:value-type="float" office:value="1.48" calcext:value-type="float">
            <text:p>1.48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7" calcext:value-type="float">
            <text:p>1.37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800</text:p>
          </table:table-cell>
          <table:table-cell office:value-type="string" calcext:value-type="string">
            <text:p>pf_met</text:p>
          </table:table-cell>
          <table:table-cell office:value-type="float" office:value="180" calcext:value-type="float">
            <text:p>180</text:p>
          </table:table-cell>
          <table:table-cell office:value-type="float" office:value="1.5" calcext:value-type="float">
            <text:p>1.5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9" calcext:value-type="float">
            <text:p>1.49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2" calcext:value-type="float">
            <text:p>1.42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77" calcext:value-type="float">
            <text:p>0.77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7" calcext:value-type="float">
            <text:p>1.47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6" calcext:value-type="float">
            <text:p>1.46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8" calcext:value-type="float">
            <text:p>0.8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700</text:p>
          </table:table-cell>
          <table:table-cell office:value-type="string" calcext:value-type="string">
            <text:p>pf_met</text:p>
          </table:table-cell>
          <table:table-cell office:value-type="float" office:value="182" calcext:value-type="float">
            <text:p>182</text:p>
          </table:table-cell>
          <table:table-cell office:value-type="float" office:value="1.49" calcext:value-type="float">
            <text:p>1.4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4" calcext:value-type="float">
            <text:p>1.44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4" calcext:value-type="float">
            <text:p>0.84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5" calcext:value-type="float">
            <text:p>1.45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2" calcext:value-type="float">
            <text:p>1.42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9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0.78" calcext:value-type="float">
            <text:p>0.78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7" calcext:value-type="float">
            <text:p>1.37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2" calcext:value-type="float">
            <text:p>0.82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" calcext:value-type="float">
            <text:p>0.8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5" calcext:value-type="float">
            <text:p>1.35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4" calcext:value-type="float">
            <text:p>1.44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3" calcext:value-type="float">
            <text:p>1.43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1" calcext:value-type="float">
            <text:p>0.81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8" calcext:value-type="float">
            <text:p>0.8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4" calcext:value-type="float">
            <text:p>1.34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3" calcext:value-type="float">
            <text:p>1.43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3" calcext:value-type="float">
            <text:p>1.33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9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0.75" calcext:value-type="float">
            <text:p>0.75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800</text:p>
          </table:table-cell>
          <table:table-cell office:value-type="string" calcext:value-type="string">
            <text:p>pf_met</text:p>
          </table:table-cell>
          <table:table-cell office:value-type="float" office:value="180" calcext:value-type="float">
            <text:p>180</text:p>
          </table:table-cell>
          <table:table-cell office:value-type="float" office:value="1.48" calcext:value-type="float">
            <text:p>1.48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9" calcext:value-type="float">
            <text:p>1.3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2" calcext:value-type="float">
            <text:p>1.32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5" calcext:value-type="float">
            <text:p>1.45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9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0.74" calcext:value-type="float">
            <text:p>0.74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9" calcext:value-type="float">
            <text:p>1.39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8" calcext:value-type="float">
            <text:p>1.38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4" calcext:value-type="float">
            <text:p>1.44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3" calcext:value-type="float">
            <text:p>1.43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8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5" calcext:value-type="float">
            <text:p>1.45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8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5" calcext:value-type="float">
            <text:p>1.35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9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0.73" calcext:value-type="float">
            <text:p>0.73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8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3" calcext:value-type="float">
            <text:p>1.33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800</text:p>
          </table:table-cell>
          <table:table-cell office:value-type="string" calcext:value-type="string">
            <text:p>pf_met</text:p>
          </table:table-cell>
          <table:table-cell office:value-type="float" office:value="179" calcext:value-type="float">
            <text:p>179</text:p>
          </table:table-cell>
          <table:table-cell office:value-type="float" office:value="1.49" calcext:value-type="float">
            <text:p>1.49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4" calcext:value-type="float">
            <text:p>1.4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8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2" calcext:value-type="float">
            <text:p>1.32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5" calcext:value-type="float">
            <text:p>1.45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6" calcext:value-type="float">
            <text:p>1.36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8" calcext:value-type="float">
            <text:p>1.48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8" calcext:value-type="float">
            <text:p>1.48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6" calcext:value-type="float">
            <text:p>1.46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900</text:p>
          </table:table-cell>
          <table:table-cell office:value-type="string" calcext:value-type="string">
            <text:p>pf_met</text:p>
          </table:table-cell>
          <table:table-cell office:value-type="float" office:value="177" calcext:value-type="float">
            <text:p>177</text:p>
          </table:table-cell>
          <table:table-cell office:value-type="float" office:value="0.72" calcext:value-type="float">
            <text:p>0.72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6" calcext:value-type="float">
            <text:p>1.36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1" calcext:value-type="float">
            <text:p>1.31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5" calcext:value-type="float">
            <text:p>1.45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5" calcext:value-type="float">
            <text:p>1.45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5" calcext:value-type="float">
            <text:p>1.35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4" calcext:value-type="float">
            <text:p>1.44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6" calcext:value-type="float">
            <text:p>1.3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3" calcext:value-type="float">
            <text:p>1.33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900</text:p>
          </table:table-cell>
          <table:table-cell office:value-type="string" calcext:value-type="string">
            <text:p>pf_met</text:p>
          </table:table-cell>
          <table:table-cell office:value-type="float" office:value="176" calcext:value-type="float">
            <text:p>176</text:p>
          </table:table-cell>
          <table:table-cell office:value-type="float" office:value="1.49" calcext:value-type="float">
            <text:p>1.4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8" calcext:value-type="float">
            <text:p>1.38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8" calcext:value-type="float">
            <text:p>1.38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4" calcext:value-type="float">
            <text:p>1.44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.48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78" calcext:value-type="float">
            <text:p>0.78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0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9" calcext:value-type="float">
            <text:p>1.49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7" calcext:value-type="float">
            <text:p>1.47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4" calcext:value-type="float">
            <text:p>1.44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5" calcext:value-type="float">
            <text:p>1.45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4" calcext:value-type="float">
            <text:p>1.34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2" calcext:value-type="float">
            <text:p>1.32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2" calcext:value-type="float">
            <text:p>1.32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7" calcext:value-type="float">
            <text:p>0.7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2" calcext:value-type="float">
            <text:p>1.42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2" calcext:value-type="float">
            <text:p>1.42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" calcext:value-type="float">
            <text:p>1.3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68" calcext:value-type="float">
            <text:p>0.68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7" calcext:value-type="float">
            <text:p>0.7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0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9" calcext:value-type="float">
            <text:p>1.49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1" calcext:value-type="float">
            <text:p>1.41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0.68" calcext:value-type="float">
            <text:p>0.68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9" calcext:value-type="float">
            <text:p>1.4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6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29" calcext:value-type="float">
            <text:p>1.2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000</text:p>
          </table:table-cell>
          <table:table-cell office:value-type="string" calcext:value-type="string">
            <text:p>pf_met</text:p>
          </table:table-cell>
          <table:table-cell office:value-type="float" office:value="174" calcext:value-type="float">
            <text:p>174</text:p>
          </table:table-cell>
          <table:table-cell office:value-type="float" office:value="1.49" calcext:value-type="float">
            <text:p>1.4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900</text:p>
          </table:table-cell>
          <table:table-cell office:value-type="string" calcext:value-type="string">
            <text:p>pf_met</text:p>
          </table:table-cell>
          <table:table-cell office:value-type="float" office:value="175" calcext:value-type="float">
            <text:p>175</text:p>
          </table:table-cell>
          <table:table-cell office:value-type="float" office:value="1.5" calcext:value-type="float">
            <text:p>1.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0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7" calcext:value-type="float">
            <text:p>1.47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9" calcext:value-type="float">
            <text:p>1.39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5" calcext:value-type="float">
            <text:p>1.15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8" calcext:value-type="float">
            <text:p>1.38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9" calcext:value-type="float">
            <text:p>1.19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6" calcext:value-type="float">
            <text:p>1.46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.48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4" calcext:value-type="float">
            <text:p>1.44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5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6" calcext:value-type="float">
            <text:p>1.46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000</text:p>
          </table:table-cell>
          <table:table-cell office:value-type="string" calcext:value-type="string">
            <text:p>pf_met</text:p>
          </table:table-cell>
          <table:table-cell office:value-type="float" office:value="172" calcext:value-type="float">
            <text:p>172</text:p>
          </table:table-cell>
          <table:table-cell office:value-type="float" office:value="1.46" calcext:value-type="float">
            <text:p>1.46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2" calcext:value-type="float">
            <text:p>1.42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5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3" calcext:value-type="float">
            <text:p>1.43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8" calcext:value-type="float">
            <text:p>1.4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8" calcext:value-type="float">
            <text:p>1.38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3" calcext:value-type="float">
            <text:p>1.43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1" calcext:value-type="float">
            <text:p>1.41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0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5" calcext:value-type="float">
            <text:p>1.5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3" calcext:value-type="float">
            <text:p>1.43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8" calcext:value-type="float">
            <text:p>1.48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1" calcext:value-type="float">
            <text:p>1.11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8" calcext:value-type="float">
            <text:p>1.48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7" calcext:value-type="float">
            <text:p>1.37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37" calcext:value-type="float">
            <text:p>1.3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7" calcext:value-type="float">
            <text:p>1.3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3" calcext:value-type="float">
            <text:p>1.33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.48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8" calcext:value-type="float">
            <text:p>1.48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5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8" calcext:value-type="float">
            <text:p>1.48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0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8" calcext:value-type="float">
            <text:p>1.48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8" calcext:value-type="float">
            <text:p>1.18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8" calcext:value-type="float">
            <text:p>1.18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2" calcext:value-type="float">
            <text:p>1.42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.48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5" calcext:value-type="float">
            <text:p>1.4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5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5" calcext:value-type="float">
            <text:p>1.4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37" calcext:value-type="float">
            <text:p>1.37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7" calcext:value-type="float">
            <text:p>1.17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.4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4" calcext:value-type="float">
            <text:p>1.34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7" calcext:value-type="float">
            <text:p>1.47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2" calcext:value-type="float">
            <text:p>1.4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8" calcext:value-type="float">
            <text:p>1.3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8" calcext:value-type="float">
            <text:p>1.3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1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8" calcext:value-type="float">
            <text:p>1.4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6" calcext:value-type="float">
            <text:p>1.46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2" calcext:value-type="float">
            <text:p>1.42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9" calcext:value-type="float">
            <text:p>1.49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78" calcext:value-type="float">
            <text:p>0.78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5" calcext:value-type="float">
            <text:p>1.05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7" calcext:value-type="float">
            <text:p>1.4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7" calcext:value-type="float">
            <text:p>1.4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7" calcext:value-type="float">
            <text:p>1.3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1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8" calcext:value-type="float">
            <text:p>1.48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1" calcext:value-type="float">
            <text:p>1.31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2" calcext:value-type="float">
            <text:p>1.22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76" calcext:value-type="float">
            <text:p>0.76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3" calcext:value-type="float">
            <text:p>1.43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5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3" calcext:value-type="float">
            <text:p>1.43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1" calcext:value-type="float">
            <text:p>1.31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1" calcext:value-type="float">
            <text:p>1.41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5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41" calcext:value-type="float">
            <text:p>1.41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1" calcext:value-type="float">
            <text:p>1.31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1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7" calcext:value-type="float">
            <text:p>1.47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100</text:p>
          </table:table-cell>
          <table:table-cell office:value-type="string" calcext:value-type="string">
            <text:p>pf_met</text:p>
          </table:table-cell>
          <table:table-cell office:value-type="float" office:value="171" calcext:value-type="float">
            <text:p>171</text:p>
          </table:table-cell>
          <table:table-cell office:value-type="float" office:value="1.45" calcext:value-type="float">
            <text:p>1.45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7" calcext:value-type="float">
            <text:p>1.4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37" calcext:value-type="float">
            <text:p>1.37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8" calcext:value-type="float">
            <text:p>1.48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4" calcext:value-type="float">
            <text:p>1.44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5" calcext:value-type="float">
            <text:p>1.45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3" calcext:value-type="float">
            <text:p>1.4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5" calcext:value-type="float">
            <text:p>1.2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1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6" calcext:value-type="float">
            <text:p>1.4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1" calcext:value-type="float">
            <text:p>1.41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6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7" calcext:value-type="float">
            <text:p>1.47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3" calcext:value-type="float">
            <text:p>1.4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1" calcext:value-type="float">
            <text:p>1.41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7" calcext:value-type="float">
            <text:p>1.47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4" calcext:value-type="float">
            <text:p>1.04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3" calcext:value-type="float">
            <text:p>1.33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7" calcext:value-type="float">
            <text:p>1.27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100</text:p>
          </table:table-cell>
          <table:table-cell office:value-type="string" calcext:value-type="string">
            <text:p>pf_met</text:p>
          </table:table-cell>
          <table:table-cell office:value-type="float" office:value="169" calcext:value-type="float">
            <text:p>169</text:p>
          </table:table-cell>
          <table:table-cell office:value-type="float" office:value="1.45" calcext:value-type="float">
            <text:p>1.45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46" calcext:value-type="float">
            <text:p>1.46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3" calcext:value-type="float">
            <text:p>1.4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9" calcext:value-type="float">
            <text:p>1.29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1" calcext:value-type="float">
            <text:p>1.01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4" calcext:value-type="float">
            <text:p>1.24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100</text:p>
          </table:table-cell>
          <table:table-cell office:value-type="string" calcext:value-type="string">
            <text:p>pf_met</text:p>
          </table:table-cell>
          <table:table-cell office:value-type="float" office:value="168" calcext:value-type="float">
            <text:p>168</text:p>
          </table:table-cell>
          <table:table-cell office:value-type="float" office:value="1.49" calcext:value-type="float">
            <text:p>1.49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6" calcext:value-type="float">
            <text:p>1.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5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6" calcext:value-type="float">
            <text:p>1.4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.96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9" calcext:value-type="float">
            <text:p>1.29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4" calcext:value-type="float">
            <text:p>1.24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6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48" calcext:value-type="float">
            <text:p>1.48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3" calcext:value-type="float">
            <text:p>1.4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3" calcext:value-type="float">
            <text:p>1.4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7" calcext:value-type="float">
            <text:p>1.37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9" calcext:value-type="float">
            <text:p>1.49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7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1.5" calcext:value-type="float">
            <text:p>1.5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2" calcext:value-type="float">
            <text:p>1.42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5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9" calcext:value-type="float">
            <text:p>1.49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7" calcext:value-type="float">
            <text:p>1.47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6" calcext:value-type="float">
            <text:p>1.4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6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71" calcext:value-type="float">
            <text:p>0.71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9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45" calcext:value-type="float">
            <text:p>1.45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1" calcext:value-type="float">
            <text:p>1.41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2" calcext:value-type="float">
            <text:p>1.12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1" calcext:value-type="float">
            <text:p>1.21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L1TETM70 - 5.0Hz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ut 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81" calcext:value-type="float">
            <text:p>4.81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81" calcext:value-type="float">
            <text:p>4.81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72" calcext:value-type="float">
            <text:p>4.72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72" calcext:value-type="float">
            <text:p>4.72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7" calcext:value-type="float">
            <text:p>4.7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69" calcext:value-type="float">
            <text:p>4.69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600</text:p>
          </table:table-cell>
          <table:table-cell office:value-type="string" calcext:value-type="string">
            <text:p>pf_met</text:p>
          </table:table-cell>
          <table:table-cell office:value-type="float" office:value="162" calcext:value-type="float">
            <text:p>162</text:p>
          </table:table-cell>
          <table:table-cell office:value-type="float" office:value="4.89" calcext:value-type="float">
            <text:p>4.89</text:p>
          </table:table-cell>
          <table:table-cell office:value-type="float" office:value="0.0673" calcext:value-type="float">
            <text:p>0.0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63" calcext:value-type="float">
            <text:p>4.63</text:p>
          </table:table-cell>
          <table:table-cell office:value-type="float" office:value="0.0668" calcext:value-type="float">
            <text:p>0.0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62" calcext:value-type="float">
            <text:p>4.62</text:p>
          </table:table-cell>
          <table:table-cell office:value-type="float" office:value="0.0668" calcext:value-type="float">
            <text:p>0.0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93" calcext:value-type="float">
            <text:p>4.93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9" calcext:value-type="float">
            <text:p>4.9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58" calcext:value-type="float">
            <text:p>4.58</text:p>
          </table:table-cell>
          <table:table-cell office:value-type="float" office:value="0.0649" calcext:value-type="float">
            <text:p>0.06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57" calcext:value-type="float">
            <text:p>4.57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84" calcext:value-type="float">
            <text:p>4.84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8" calcext:value-type="float">
            <text:p>4.8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53" calcext:value-type="float">
            <text:p>4.53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52" calcext:value-type="float">
            <text:p>4.52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69" calcext:value-type="float">
            <text:p>4.69</text:p>
          </table:table-cell>
          <table:table-cell office:value-type="float" office:value="0.0616" calcext:value-type="float">
            <text:p>0.0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62" calcext:value-type="float">
            <text:p>4.62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74" calcext:value-type="float">
            <text:p>4.74</text:p>
          </table:table-cell>
          <table:table-cell office:value-type="float" office:value="0.0604" calcext:value-type="float">
            <text:p>0.0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6" calcext:value-type="float">
            <text:p>4.6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45" calcext:value-type="float">
            <text:p>4.45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500</text:p>
          </table:table-cell>
          <table:table-cell office:value-type="string" calcext:value-type="string">
            <text:p>pf_met</text:p>
          </table:table-cell>
          <table:table-cell office:value-type="float" office:value="163" calcext:value-type="float">
            <text:p>163</text:p>
          </table:table-cell>
          <table:table-cell office:value-type="float" office:value="4.43" calcext:value-type="float">
            <text:p>4.43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56" calcext:value-type="float">
            <text:p>4.56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6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67" calcext:value-type="float">
            <text:p>4.67</text:p>
          </table:table-cell>
          <table:table-cell office:value-type="float" office:value="0.0578" calcext:value-type="float">
            <text:p>0.0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70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4.53" calcext:value-type="float">
            <text:p>4.53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7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0.0562" calcext:value-type="float">
            <text:p>0.0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79" calcext:value-type="float">
            <text:p>4.79</text:p>
          </table:table-cell>
          <table:table-cell office:value-type="float" office:value="0.0561" calcext:value-type="float">
            <text:p>0.05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8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98" calcext:value-type="float">
            <text:p>4.98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73" calcext:value-type="float">
            <text:p>4.73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8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91" calcext:value-type="float">
            <text:p>4.91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46" calcext:value-type="float">
            <text:p>4.46</text:p>
          </table:table-cell>
          <table:table-cell office:value-type="float" office:value="0.0548" calcext:value-type="float">
            <text:p>0.0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3" calcext:value-type="float">
            <text:p>4.83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7" calcext:value-type="float">
            <text:p>4.87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8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9" calcext:value-type="float">
            <text:p>4.89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2" calcext:value-type="float">
            <text:p>4.82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4" calcext:value-type="float">
            <text:p>4.84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63" calcext:value-type="float">
            <text:p>4.63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63" calcext:value-type="float">
            <text:p>4.63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78" calcext:value-type="float">
            <text:p>4.78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7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4.94" calcext:value-type="float">
            <text:p>4.9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8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6" calcext:value-type="float">
            <text:p>4.86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4" calcext:value-type="float">
            <text:p>4.34</text:p>
          </table:table-cell>
          <table:table-cell office:value-type="float" office:value="0.0536" calcext:value-type="float">
            <text:p>0.0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7" calcext:value-type="float">
            <text:p>4.27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5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7" calcext:value-type="float">
            <text:p>4.97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6" calcext:value-type="float">
            <text:p>4.96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6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8" calcext:value-type="float">
            <text:p>4.98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9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85" calcext:value-type="float">
            <text:p>4.85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8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4.83" calcext:value-type="float">
            <text:p>4.83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6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1" calcext:value-type="float">
            <text:p>4.91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6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88" calcext:value-type="float">
            <text:p>4.88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6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5" calcext:value-type="float">
            <text:p>4.95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9" calcext:value-type="float">
            <text:p>4.99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9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77" calcext:value-type="float">
            <text:p>4.77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6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5" calcext:value-type="float">
            <text:p>4.85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99" calcext:value-type="float">
            <text:p>4.99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6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7" calcext:value-type="float">
            <text:p>4.87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6" calcext:value-type="float">
            <text:p>4.96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8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5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9" calcext:value-type="float">
            <text:p>4.99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5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2" calcext:value-type="float">
            <text:p>4.92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8" calcext:value-type="float">
            <text:p>4.68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2" calcext:value-type="float">
            <text:p>4.62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84" calcext:value-type="float">
            <text:p>4.84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8" calcext:value-type="float">
            <text:p>4.48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4" calcext:value-type="float">
            <text:p>4.9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3" calcext:value-type="float">
            <text:p>4.43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72" calcext:value-type="float">
            <text:p>4.72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52" calcext:value-type="float">
            <text:p>4.52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6" calcext:value-type="float">
            <text:p>4.96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5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4" calcext:value-type="float">
            <text:p>4.94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8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4.95" calcext:value-type="float">
            <text:p>4.95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3" calcext:value-type="float">
            <text:p>4.13</text:p>
          </table:table-cell>
          <table:table-cell office:value-type="float" office:value="0.0499" calcext:value-type="float">
            <text:p>0.0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2" calcext:value-type="float">
            <text:p>4.32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9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1" calcext:value-type="float">
            <text:p>4.91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8" calcext:value-type="float">
            <text:p>4.4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" calcext:value-type="float">
            <text:p>4.3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3" calcext:value-type="float">
            <text:p>4.43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9" calcext:value-type="float">
            <text:p>4.39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3" calcext:value-type="float">
            <text:p>4.3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" calcext:value-type="float">
            <text:p>4.3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3" calcext:value-type="float">
            <text:p>4.93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7" calcext:value-type="float">
            <text:p>4.97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1" calcext:value-type="float">
            <text:p>4.91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53" calcext:value-type="float">
            <text:p>4.53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4" calcext:value-type="float">
            <text:p>4.94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4" calcext:value-type="float">
            <text:p>4.24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7" calcext:value-type="float">
            <text:p>4.4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5" calcext:value-type="float">
            <text:p>4.2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5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1" calcext:value-type="float">
            <text:p>4.91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9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9" calcext:value-type="float">
            <text:p>4.99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4" calcext:value-type="float">
            <text:p>4.34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5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89" calcext:value-type="float">
            <text:p>4.89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2" calcext:value-type="float">
            <text:p>4.82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6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4" calcext:value-type="float">
            <text:p>4.94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1" calcext:value-type="float">
            <text:p>4.31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79" calcext:value-type="float">
            <text:p>4.79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4" calcext:value-type="float">
            <text:p>4.84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9" calcext:value-type="float">
            <text:p>4.29</text:p>
          </table:table-cell>
          <table:table-cell office:value-type="float" office:value="0.0484" calcext:value-type="float">
            <text:p>0.0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8" calcext:value-type="float">
            <text:p>4.28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7" calcext:value-type="float">
            <text:p>4.07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9" calcext:value-type="float">
            <text:p>4.99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4" calcext:value-type="float">
            <text:p>4.04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4" calcext:value-type="float">
            <text:p>4.04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9" calcext:value-type="float">
            <text:p>4.89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73" calcext:value-type="float">
            <text:p>4.73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6" calcext:value-type="float">
            <text:p>4.46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3" calcext:value-type="float">
            <text:p>4.43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5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4" calcext:value-type="float">
            <text:p>4.84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1" calcext:value-type="float">
            <text:p>4.91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7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8" calcext:value-type="float">
            <text:p>4.88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5" calcext:value-type="float">
            <text:p>4.95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5" calcext:value-type="float">
            <text:p>4.65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9" calcext:value-type="float">
            <text:p>4.0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3" calcext:value-type="float">
            <text:p>4.03</text:p>
          </table:table-cell>
          <table:table-cell office:value-type="float" office:value="0.0469" calcext:value-type="float">
            <text:p>0.0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9" calcext:value-type="float">
            <text:p>4.99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6" calcext:value-type="float">
            <text:p>4.86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4" calcext:value-type="float">
            <text:p>4.64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3" calcext:value-type="float">
            <text:p>4.33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1" calcext:value-type="float">
            <text:p>4.31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1" calcext:value-type="float">
            <text:p>4.21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5" calcext:value-type="float">
            <text:p>4.75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5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5" calcext:value-type="float">
            <text:p>4.75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2" calcext:value-type="float">
            <text:p>4.2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1" calcext:value-type="float">
            <text:p>4.61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5" calcext:value-type="float">
            <text:p>4.95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98" calcext:value-type="float">
            <text:p>4.98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9" calcext:value-type="float">
            <text:p>4.99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5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7" calcext:value-type="float">
            <text:p>4.9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5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96" calcext:value-type="float">
            <text:p>4.9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2" calcext:value-type="float">
            <text:p>4.32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6" calcext:value-type="float">
            <text:p>4.96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6" calcext:value-type="float">
            <text:p>4.26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1" calcext:value-type="float">
            <text:p>4.91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7" calcext:value-type="float">
            <text:p>4.87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59" calcext:value-type="float">
            <text:p>4.59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2" calcext:value-type="float">
            <text:p>4.12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5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85" calcext:value-type="float">
            <text:p>4.85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2" calcext:value-type="float">
            <text:p>4.72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78" calcext:value-type="float">
            <text:p>4.78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9" calcext:value-type="float">
            <text:p>4.89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5" calcext:value-type="float">
            <text:p>4.85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6" calcext:value-type="float">
            <text:p>4.06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1" calcext:value-type="float">
            <text:p>4.7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2" calcext:value-type="float">
            <text:p>4.9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" calcext:value-type="float">
            <text:p>4.9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" calcext:value-type="float">
            <text:p>4.9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56" calcext:value-type="float">
            <text:p>4.56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6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9" calcext:value-type="float">
            <text:p>4.69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9" calcext:value-type="float">
            <text:p>4.49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8" calcext:value-type="float">
            <text:p>4.48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7" calcext:value-type="float">
            <text:p>4.87</text:p>
          </table:table-cell>
          <table:table-cell office:value-type="float" office:value="0.0442" calcext:value-type="float">
            <text:p>0.0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6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6" calcext:value-type="float">
            <text:p>4.96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4" calcext:value-type="float">
            <text:p>4.9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8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7" calcext:value-type="float">
            <text:p>4.9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7" calcext:value-type="float">
            <text:p>4.87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8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6" calcext:value-type="float">
            <text:p>4.96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3" calcext:value-type="float">
            <text:p>4.83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2" calcext:value-type="float">
            <text:p>4.92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8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4" calcext:value-type="float">
            <text:p>4.84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7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1" calcext:value-type="float">
            <text:p>4.91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52" calcext:value-type="float">
            <text:p>4.52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2" calcext:value-type="float">
            <text:p>4.82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5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2" calcext:value-type="float">
            <text:p>4.82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9" calcext:value-type="float">
            <text:p>4.89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" calcext:value-type="float">
            <text:p>4.9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4" calcext:value-type="float">
            <text:p>4.84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78" calcext:value-type="float">
            <text:p>4.78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9" calcext:value-type="float">
            <text:p>4.89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6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9" calcext:value-type="float">
            <text:p>4.99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7" calcext:value-type="float">
            <text:p>4.97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2" calcext:value-type="float">
            <text:p>4.92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5" calcext:value-type="float">
            <text:p>4.15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3" calcext:value-type="float">
            <text:p>4.13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7" calcext:value-type="float">
            <text:p>4.97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6" calcext:value-type="float">
            <text:p>4.86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6" calcext:value-type="float">
            <text:p>4.76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5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5" calcext:value-type="float">
            <text:p>4.95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8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8" calcext:value-type="float">
            <text:p>4.88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8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2" calcext:value-type="float">
            <text:p>4.92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4" calcext:value-type="float">
            <text:p>4.94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" calcext:value-type="float">
            <text:p>4.8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5" calcext:value-type="float">
            <text:p>4.85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4" calcext:value-type="float">
            <text:p>4.8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8" calcext:value-type="float">
            <text:p>4.98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8" calcext:value-type="float">
            <text:p>4.78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9" calcext:value-type="float">
            <text:p>4.89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6" calcext:value-type="float">
            <text:p>4.96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6" calcext:value-type="float">
            <text:p>4.96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" calcext:value-type="float">
            <text:p>4.1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1" calcext:value-type="float">
            <text:p>4.01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1" calcext:value-type="float">
            <text:p>4.01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1" calcext:value-type="float">
            <text:p>4.81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9" calcext:value-type="float">
            <text:p>4.99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4" calcext:value-type="float">
            <text:p>4.04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3" calcext:value-type="float">
            <text:p>4.93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4" calcext:value-type="float">
            <text:p>4.94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" calcext:value-type="float">
            <text:p>4.7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3" calcext:value-type="float">
            <text:p>4.83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6" calcext:value-type="float">
            <text:p>4.96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6" calcext:value-type="float">
            <text:p>4.76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1" calcext:value-type="float">
            <text:p>4.81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7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5" calcext:value-type="float">
            <text:p>4.85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8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7" calcext:value-type="float">
            <text:p>4.97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63" calcext:value-type="float">
            <text:p>4.63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16" calcext:value-type="float">
            <text:p>4.16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2" calcext:value-type="float">
            <text:p>4.9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5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2" calcext:value-type="float">
            <text:p>4.9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6" calcext:value-type="float">
            <text:p>4.8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6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2" calcext:value-type="float">
            <text:p>4.92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2" calcext:value-type="float">
            <text:p>4.92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09" calcext:value-type="float">
            <text:p>4.09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9" calcext:value-type="float">
            <text:p>4.99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6" calcext:value-type="float">
            <text:p>4.86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08" calcext:value-type="float">
            <text:p>4.08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6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7" calcext:value-type="float">
            <text:p>4.97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1" calcext:value-type="float">
            <text:p>4.71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4" calcext:value-type="float">
            <text:p>4.84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9" calcext:value-type="float">
            <text:p>4.99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8" calcext:value-type="float">
            <text:p>4.98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07" calcext:value-type="float">
            <text:p>4.07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3" calcext:value-type="float">
            <text:p>4.83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4" calcext:value-type="float">
            <text:p>4.84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3" calcext:value-type="float">
            <text:p>4.93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5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3" calcext:value-type="float">
            <text:p>4.93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8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8" calcext:value-type="float">
            <text:p>4.98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6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2" calcext:value-type="float">
            <text:p>4.92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7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84" calcext:value-type="float">
            <text:p>4.84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" calcext:value-type="float">
            <text:p>4.9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05" calcext:value-type="float">
            <text:p>4.05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8" calcext:value-type="float">
            <text:p>4.98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9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8" calcext:value-type="float">
            <text:p>4.98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8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86" calcext:value-type="float">
            <text:p>4.86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9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7" calcext:value-type="float">
            <text:p>4.97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1" calcext:value-type="float">
            <text:p>4.71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3" calcext:value-type="float">
            <text:p>4.73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9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" calcext:value-type="float">
            <text:p>4.8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03" calcext:value-type="float">
            <text:p>4.03</text:p>
          </table:table-cell>
          <table:table-cell office:value-type="float" office:value="0.0391" calcext:value-type="float">
            <text:p>0.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5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" calcext:value-type="float">
            <text:p>4.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8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3" calcext:value-type="float">
            <text:p>4.83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1" calcext:value-type="float">
            <text:p>4.91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9" calcext:value-type="float">
            <text:p>4.99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9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5" calcext:value-type="float">
            <text:p>4.75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2" calcext:value-type="float">
            <text:p>4.82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5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1" calcext:value-type="float">
            <text:p>4.81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8" calcext:value-type="float">
            <text:p>4.88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8" calcext:value-type="float">
            <text:p>4.98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8" calcext:value-type="float">
            <text:p>4.98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6" calcext:value-type="float">
            <text:p>4.66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6" calcext:value-type="float">
            <text:p>4.66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1" calcext:value-type="float">
            <text:p>4.91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9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6" calcext:value-type="float">
            <text:p>4.96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3" calcext:value-type="float">
            <text:p>4.93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2" calcext:value-type="float">
            <text:p>4.92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9" calcext:value-type="float">
            <text:p>4.89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9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4" calcext:value-type="float">
            <text:p>4.94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7" calcext:value-type="float">
            <text:p>4.97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1" calcext:value-type="float">
            <text:p>4.81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1" calcext:value-type="float">
            <text:p>4.81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56" calcext:value-type="float">
            <text:p>4.56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55" calcext:value-type="float">
            <text:p>4.55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03" calcext:value-type="float">
            <text:p>4.03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03" calcext:value-type="float">
            <text:p>4.03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1" calcext:value-type="float">
            <text:p>4.81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5" calcext:value-type="float">
            <text:p>4.85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3" calcext:value-type="float">
            <text:p>4.93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3" calcext:value-type="float">
            <text:p>4.93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2" calcext:value-type="float">
            <text:p>4.82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7" calcext:value-type="float">
            <text:p>4.97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7" calcext:value-type="float">
            <text:p>4.97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11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7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5" calcext:value-type="float">
            <text:p>4.95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8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1" calcext:value-type="float">
            <text:p>4.91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9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7" calcext:value-type="float">
            <text:p>4.97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8" calcext:value-type="float">
            <text:p>4.9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6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6" calcext:value-type="float">
            <text:p>4.86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9" calcext:value-type="float">
            <text:p>4.79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9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8" calcext:value-type="float">
            <text:p>4.88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4" calcext:value-type="float">
            <text:p>4.74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4" calcext:value-type="float">
            <text:p>4.84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" calcext:value-type="float">
            <text:p>4.9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6" calcext:value-type="float">
            <text:p>4.76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7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5" calcext:value-type="float">
            <text:p>4.95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" calcext:value-type="float">
            <text:p>4.7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44" calcext:value-type="float">
            <text:p>4.44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6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7" calcext:value-type="float">
            <text:p>4.97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8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6" calcext:value-type="float">
            <text:p>4.8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" calcext:value-type="float">
            <text:p>4.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55" calcext:value-type="float">
            <text:p>4.5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7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68" calcext:value-type="float">
            <text:p>4.68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5" calcext:value-type="float">
            <text:p>4.9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5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5" calcext:value-type="float">
            <text:p>4.9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9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8" calcext:value-type="float">
            <text:p>4.88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" calcext:value-type="float">
            <text:p>4.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3" calcext:value-type="float">
            <text:p>4.63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88" calcext:value-type="float">
            <text:p>3.88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7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9" calcext:value-type="float">
            <text:p>4.99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3" calcext:value-type="float">
            <text:p>4.73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9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1" calcext:value-type="float">
            <text:p>4.81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3" calcext:value-type="float">
            <text:p>4.93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6" calcext:value-type="float">
            <text:p>4.66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46" calcext:value-type="float">
            <text:p>4.46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6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7" calcext:value-type="float">
            <text:p>4.87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8" calcext:value-type="float">
            <text:p>4.98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3" calcext:value-type="float">
            <text:p>4.83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5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3" calcext:value-type="float">
            <text:p>4.83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6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3" calcext:value-type="float">
            <text:p>4.83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8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8" calcext:value-type="float">
            <text:p>4.88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1" calcext:value-type="float">
            <text:p>4.81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7" calcext:value-type="float">
            <text:p>4.97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" calcext:value-type="float">
            <text:p>4.9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5" calcext:value-type="float">
            <text:p>4.85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2" calcext:value-type="float">
            <text:p>4.82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9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73" calcext:value-type="float">
            <text:p>4.73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1" calcext:value-type="float">
            <text:p>4.91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2" calcext:value-type="float">
            <text:p>4.62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7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69" calcext:value-type="float">
            <text:p>4.6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4" calcext:value-type="float">
            <text:p>4.64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72" calcext:value-type="float">
            <text:p>3.7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72" calcext:value-type="float">
            <text:p>3.7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4" calcext:value-type="float">
            <text:p>4.74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1" calcext:value-type="float">
            <text:p>4.91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2" calcext:value-type="float">
            <text:p>4.62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7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67" calcext:value-type="float">
            <text:p>4.67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7" calcext:value-type="float">
            <text:p>4.7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5" calcext:value-type="float">
            <text:p>4.75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9" calcext:value-type="float">
            <text:p>4.89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1" calcext:value-type="float">
            <text:p>4.91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2" calcext:value-type="float">
            <text:p>4.92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2" calcext:value-type="float">
            <text:p>4.82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7" calcext:value-type="float">
            <text:p>4.67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3" calcext:value-type="float">
            <text:p>4.93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7" calcext:value-type="float">
            <text:p>4.9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61" calcext:value-type="float">
            <text:p>3.61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7" calcext:value-type="float">
            <text:p>4.77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13" calcext:value-type="float">
            <text:p>4.13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88" calcext:value-type="float">
            <text:p>4.88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8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96" calcext:value-type="float">
            <text:p>4.96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9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3" calcext:value-type="float">
            <text:p>4.73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" calcext:value-type="float">
            <text:p>4.9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46" calcext:value-type="float">
            <text:p>3.46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.95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8" calcext:value-type="float">
            <text:p>4.78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6" calcext:value-type="float">
            <text:p>4.86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4" calcext:value-type="float">
            <text:p>4.74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4" calcext:value-type="float">
            <text:p>4.74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7" calcext:value-type="float">
            <text:p>4.8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10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6" calcext:value-type="float">
            <text:p>4.9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27" calcext:value-type="float">
            <text:p>4.27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" calcext:value-type="float">
            <text:p>4.7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69" calcext:value-type="float">
            <text:p>4.69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5" calcext:value-type="float">
            <text:p>4.45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1" calcext:value-type="float">
            <text:p>4.91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1" calcext:value-type="float">
            <text:p>4.91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45" calcext:value-type="float">
            <text:p>4.45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7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5" calcext:value-type="float">
            <text:p>4.8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45" calcext:value-type="float">
            <text:p>4.4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5" calcext:value-type="float">
            <text:p>4.9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3" calcext:value-type="float">
            <text:p>4.83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5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3" calcext:value-type="float">
            <text:p>4.83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4" calcext:value-type="float">
            <text:p>4.34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4" calcext:value-type="float">
            <text:p>4.34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3" calcext:value-type="float">
            <text:p>4.83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8" calcext:value-type="float">
            <text:p>4.88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" calcext:value-type="float">
            <text:p>4.9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8" calcext:value-type="float">
            <text:p>4.88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6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3" calcext:value-type="float">
            <text:p>4.83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0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6" calcext:value-type="float">
            <text:p>4.8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8" calcext:value-type="float">
            <text:p>4.7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9" calcext:value-type="float">
            <text:p>4.99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5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9" calcext:value-type="float">
            <text:p>4.99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9" calcext:value-type="float">
            <text:p>4.99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9" calcext:value-type="float">
            <text:p>4.69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7" calcext:value-type="float">
            <text:p>4.57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18" calcext:value-type="float">
            <text:p>4.18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10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89" calcext:value-type="float">
            <text:p>4.89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44" calcext:value-type="float">
            <text:p>4.44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38" calcext:value-type="float">
            <text:p>4.38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34" calcext:value-type="float">
            <text:p>4.34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10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9" calcext:value-type="float">
            <text:p>4.9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9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3" calcext:value-type="float">
            <text:p>4.8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2" calcext:value-type="float">
            <text:p>4.2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5" calcext:value-type="float">
            <text:p>4.85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8" calcext:value-type="float">
            <text:p>4.98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8" calcext:value-type="float">
            <text:p>4.98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8" calcext:value-type="float">
            <text:p>4.98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5" calcext:value-type="float">
            <text:p>4.95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6" calcext:value-type="float">
            <text:p>4.9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5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6" calcext:value-type="float">
            <text:p>4.96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10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95" calcext:value-type="float">
            <text:p>4.95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5" calcext:value-type="float">
            <text:p>4.85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8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" calcext:value-type="float">
            <text:p>4.8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98" calcext:value-type="float">
            <text:p>4.98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7" calcext:value-type="float">
            <text:p>4.87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27" calcext:value-type="float">
            <text:p>3.27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6" calcext:value-type="float">
            <text:p>4.86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3" calcext:value-type="float">
            <text:p>4.6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1" calcext:value-type="float">
            <text:p>4.81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3" calcext:value-type="float">
            <text:p>4.93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" calcext:value-type="float">
            <text:p>4.9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" calcext:value-type="float">
            <text:p>4.7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1000</text:p>
          </table:table-cell>
          <table:table-cell office:value-type="string" calcext:value-type="string">
            <text:p>pf_met</text:p>
          </table:table-cell>
          <table:table-cell office:value-type="float" office:value="124" calcext:value-type="float">
            <text:p>124</text:p>
          </table:table-cell>
          <table:table-cell office:value-type="float" office:value="4.88" calcext:value-type="float">
            <text:p>4.88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9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69" calcext:value-type="float">
            <text:p>4.69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6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" calcext:value-type="float">
            <text:p>4.9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10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8" calcext:value-type="float">
            <text:p>4.88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07" calcext:value-type="float">
            <text:p>4.0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88" calcext:value-type="float">
            <text:p>4.88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8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6" calcext:value-type="float">
            <text:p>4.86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55" calcext:value-type="float">
            <text:p>4.55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5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79" calcext:value-type="float">
            <text:p>4.79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5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79" calcext:value-type="float">
            <text:p>4.79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6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79" calcext:value-type="float">
            <text:p>4.79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8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7" calcext:value-type="float">
            <text:p>4.87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7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76" calcext:value-type="float">
            <text:p>4.76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87" calcext:value-type="float">
            <text:p>4.87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2" calcext:value-type="float">
            <text:p>4.82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7" calcext:value-type="float">
            <text:p>4.97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1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1" calcext:value-type="float">
            <text:p>4.91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8" calcext:value-type="float">
            <text:p>4.78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3" calcext:value-type="float">
            <text:p>4.83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7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91" calcext:value-type="float">
            <text:p>4.9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5" calcext:value-type="float">
            <text:p>4.8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3" calcext:value-type="float">
            <text:p>4.7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5" calcext:value-type="float">
            <text:p>4.7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5" calcext:value-type="float">
            <text:p>4.7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9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7" calcext:value-type="float">
            <text:p>4.8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6" calcext:value-type="float">
            <text:p>4.9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8" calcext:value-type="float">
            <text:p>4.98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1" calcext:value-type="float">
            <text:p>4.91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1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83" calcext:value-type="float">
            <text:p>4.83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5" calcext:value-type="float">
            <text:p>4.65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1" calcext:value-type="float">
            <text:p>4.61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58" calcext:value-type="float">
            <text:p>4.58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7" calcext:value-type="float">
            <text:p>4.57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1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77" calcext:value-type="float">
            <text:p>4.77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8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66" calcext:value-type="float">
            <text:p>4.66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52" calcext:value-type="float">
            <text:p>4.52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1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91" calcext:value-type="float">
            <text:p>4.91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1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77" calcext:value-type="float">
            <text:p>4.77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89" calcext:value-type="float">
            <text:p>4.89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8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7" calcext:value-type="float">
            <text:p>4.97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82" calcext:value-type="float">
            <text:p>3.82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9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91" calcext:value-type="float">
            <text:p>4.91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57" calcext:value-type="float">
            <text:p>4.57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91" calcext:value-type="float">
            <text:p>3.91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53" calcext:value-type="float">
            <text:p>4.53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44" calcext:value-type="float">
            <text:p>4.44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47" calcext:value-type="float">
            <text:p>4.47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1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85" calcext:value-type="float">
            <text:p>4.85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100</text:p>
          </table:table-cell>
          <table:table-cell office:value-type="string" calcext:value-type="string">
            <text:p>pf_met</text:p>
          </table:table-cell>
          <table:table-cell office:value-type="float" office:value="124" calcext:value-type="float">
            <text:p>124</text:p>
          </table:table-cell>
          <table:table-cell office:value-type="float" office:value="4.96" calcext:value-type="float">
            <text:p>4.96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11" calcext:value-type="float">
            <text:p>4.11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1100</text:p>
          </table:table-cell>
          <table:table-cell office:value-type="string" calcext:value-type="string">
            <text:p>pf_met</text:p>
          </table:table-cell>
          <table:table-cell office:value-type="float" office:value="122" calcext:value-type="float">
            <text:p>122</text:p>
          </table:table-cell>
          <table:table-cell office:value-type="float" office:value="4.96" calcext:value-type="float">
            <text:p>4.9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39" calcext:value-type="float">
            <text:p>4.39</text:p>
          </table:table-cell>
          <table:table-cell office:value-type="float" office:value="0.0301" calcext:value-type="float">
            <text:p>0.0301</text:p>
          </table:table-cell>
        </table:table-row>
      </table:table>
      <table:table table:name="L1TETM70 - 1.5Hz (NOT HLT_PFMET170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ut 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6" calcext:value-type="float">
            <text:p>1.4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4" calcext:value-type="float">
            <text:p>1.3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3" calcext:value-type="float">
            <text:p>1.3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5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28" calcext:value-type="float">
            <text:p>1.28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3" calcext:value-type="float">
            <text:p>1.43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9" calcext:value-type="float">
            <text:p>1.49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5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2" calcext:value-type="float">
            <text:p>1.42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9" calcext:value-type="float">
            <text:p>1.3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9" calcext:value-type="float">
            <text:p>1.4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29" calcext:value-type="float">
            <text:p>1.2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8" calcext:value-type="float">
            <text:p>1.38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5" calcext:value-type="float">
            <text:p>1.45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5" calcext:value-type="float">
            <text:p>1.45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5" calcext:value-type="float">
            <text:p>1.4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1.44" calcext:value-type="float">
            <text:p>1.44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6" calcext:value-type="float">
            <text:p>1.46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5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1.44" calcext:value-type="float">
            <text:p>1.44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5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6" calcext:value-type="float">
            <text:p>1.46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7" calcext:value-type="float">
            <text:p>1.47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3" calcext:value-type="float">
            <text:p>1.43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7" calcext:value-type="float">
            <text:p>1.37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24" calcext:value-type="float">
            <text:p>1.24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7" calcext:value-type="float">
            <text:p>1.37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6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49" calcext:value-type="float">
            <text:p>1.49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4" calcext:value-type="float">
            <text:p>1.3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18" calcext:value-type="float">
            <text:p>1.18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5" calcext:value-type="float">
            <text:p>1.35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4" calcext:value-type="float">
            <text:p>1.3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1" calcext:value-type="float">
            <text:p>1.41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4" calcext:value-type="float">
            <text:p>1.4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7" calcext:value-type="float">
            <text:p>1.47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23" calcext:value-type="float">
            <text:p>1.23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23" calcext:value-type="float">
            <text:p>1.23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1" calcext:value-type="float">
            <text:p>1.41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2" calcext:value-type="float">
            <text:p>1.42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9" calcext:value-type="float">
            <text:p>1.29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9" calcext:value-type="float">
            <text:p>1.29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6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1.46" calcext:value-type="float">
            <text:p>1.46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6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3" calcext:value-type="float">
            <text:p>1.33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17" calcext:value-type="float">
            <text:p>1.17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2" calcext:value-type="float">
            <text:p>1.32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3" calcext:value-type="float">
            <text:p>1.43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6" calcext:value-type="float">
            <text:p>1.46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4" calcext:value-type="float">
            <text:p>1.44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7" calcext:value-type="float">
            <text:p>1.37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7" calcext:value-type="float">
            <text:p>1.27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8" calcext:value-type="float">
            <text:p>1.38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8" calcext:value-type="float">
            <text:p>1.38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1" calcext:value-type="float">
            <text:p>1.4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7" calcext:value-type="float">
            <text:p>1.47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.48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6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1.48" calcext:value-type="float">
            <text:p>1.48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1.45" calcext:value-type="float">
            <text:p>1.4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7" calcext:value-type="float">
            <text:p>1.47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39" calcext:value-type="float">
            <text:p>1.39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7" calcext:value-type="float">
            <text:p>1.3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6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43" calcext:value-type="float">
            <text:p>1.4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6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8" calcext:value-type="float">
            <text:p>1.4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1" calcext:value-type="float">
            <text:p>1.4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1" calcext:value-type="float">
            <text:p>1.4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1.47" calcext:value-type="float">
            <text:p>1.4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8" calcext:value-type="float">
            <text:p>1.3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11" calcext:value-type="float">
            <text:p>1.1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1" calcext:value-type="float">
            <text:p>1.4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5" calcext:value-type="float">
            <text:p>1.3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5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5" calcext:value-type="float">
            <text:p>1.3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13" calcext:value-type="float">
            <text:p>1.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6" calcext:value-type="float">
            <text:p>1.3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6" calcext:value-type="float">
            <text:p>1.36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1.45" calcext:value-type="float">
            <text:p>1.45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1.45" calcext:value-type="float">
            <text:p>1.45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4" calcext:value-type="float">
            <text:p>1.34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7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3" calcext:value-type="float">
            <text:p>1.33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2" calcext:value-type="float">
            <text:p>1.32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.1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38" calcext:value-type="float">
            <text:p>1.38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1" calcext:value-type="float">
            <text:p>1.31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8" calcext:value-type="float">
            <text:p>1.38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7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1.44" calcext:value-type="float">
            <text:p>1.44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8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7" calcext:value-type="float">
            <text:p>1.47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1.43" calcext:value-type="float">
            <text:p>1.43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1.47" calcext:value-type="float">
            <text:p>1.47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7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35" calcext:value-type="float">
            <text:p>1.35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7" calcext:value-type="float">
            <text:p>1.47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6" calcext:value-type="float">
            <text:p>1.46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6" calcext:value-type="float">
            <text:p>1.46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2" calcext:value-type="float">
            <text:p>1.42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6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3" calcext:value-type="float">
            <text:p>1.43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9" calcext:value-type="float">
            <text:p>1.49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7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8" calcext:value-type="float">
            <text:p>1.48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7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8" calcext:value-type="float">
            <text:p>1.48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1.48" calcext:value-type="float">
            <text:p>1.48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7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3" calcext:value-type="float">
            <text:p>1.43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6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1" calcext:value-type="float">
            <text:p>1.31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6" calcext:value-type="float">
            <text:p>1.46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7" calcext:value-type="float">
            <text:p>1.27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4" calcext:value-type="float">
            <text:p>1.14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4" calcext:value-type="float">
            <text:p>1.14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5" calcext:value-type="float">
            <text:p>1.25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9" calcext:value-type="float">
            <text:p>1.49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7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6" calcext:value-type="float">
            <text:p>1.46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9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5" calcext:value-type="float">
            <text:p>1.5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9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6" calcext:value-type="float">
            <text:p>1.46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1.45" calcext:value-type="float">
            <text:p>1.45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2" calcext:value-type="float">
            <text:p>1.42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9" calcext:value-type="float">
            <text:p>1.29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2" calcext:value-type="float">
            <text:p>1.42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4" calcext:value-type="float">
            <text:p>1.24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4" calcext:value-type="float">
            <text:p>1.24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6" calcext:value-type="float">
            <text:p>1.36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37" calcext:value-type="float">
            <text:p>1.37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7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6" calcext:value-type="float">
            <text:p>1.46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9" calcext:value-type="float">
            <text:p>1.49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9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6" calcext:value-type="float">
            <text:p>1.46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1.4" calcext:value-type="float">
            <text:p>1.4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8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1.45" calcext:value-type="float">
            <text:p>1.45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1.38" calcext:value-type="float">
            <text:p>1.38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8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1.48" calcext:value-type="float">
            <text:p>1.48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6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37" calcext:value-type="float">
            <text:p>1.37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3" calcext:value-type="float">
            <text:p>1.33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9" calcext:value-type="float">
            <text:p>1.39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7" calcext:value-type="float">
            <text:p>1.27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06" calcext:value-type="float">
            <text:p>1.06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5" calcext:value-type="float">
            <text:p>1.45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5" calcext:value-type="float">
            <text:p>1.45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5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5" calcext:value-type="float">
            <text:p>1.45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6" calcext:value-type="float">
            <text:p>1.46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8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1.49" calcext:value-type="float">
            <text:p>1.49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8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1.5" calcext:value-type="float">
            <text:p>1.5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9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38" calcext:value-type="float">
            <text:p>1.38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41" calcext:value-type="float">
            <text:p>1.41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4" calcext:value-type="float">
            <text:p>1.34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6" calcext:value-type="float">
            <text:p>1.26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9" calcext:value-type="float">
            <text:p>1.19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9" calcext:value-type="float">
            <text:p>1.19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7" calcext:value-type="float">
            <text:p>1.07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1.38" calcext:value-type="float">
            <text:p>1.38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1.46" calcext:value-type="float">
            <text:p>1.46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5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1.46" calcext:value-type="float">
            <text:p>1.46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6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1.46" calcext:value-type="float">
            <text:p>1.46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7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1.48" calcext:value-type="float">
            <text:p>1.48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1.39" calcext:value-type="float">
            <text:p>1.39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2" calcext:value-type="float">
            <text:p>1.22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9" calcext:value-type="float">
            <text:p>1.19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9" calcext:value-type="float">
            <text:p>1.19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4" calcext:value-type="float">
            <text:p>1.14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0.92" calcext:value-type="float">
            <text:p>0.92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0.92" calcext:value-type="float">
            <text:p>0.92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3" calcext:value-type="float">
            <text:p>1.03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1.45" calcext:value-type="float">
            <text:p>1.45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1.48" calcext:value-type="float">
            <text:p>1.48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1" calcext:value-type="float">
            <text:p>1.2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1" calcext:value-type="float">
            <text:p>1.1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7" calcext:value-type="float">
            <text:p>1.17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3" calcext:value-type="float">
            <text:p>1.43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1.34" calcext:value-type="float">
            <text:p>1.34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8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36" calcext:value-type="float">
            <text:p>1.36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9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22" calcext:value-type="float">
            <text:p>1.22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9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1.46" calcext:value-type="float">
            <text:p>1.46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1.38" calcext:value-type="float">
            <text:p>1.38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7" calcext:value-type="float">
            <text:p>1.17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4" calcext:value-type="float">
            <text:p>1.24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8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5" calcext:value-type="float">
            <text:p>1.4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1.45" calcext:value-type="float">
            <text:p>1.4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6" calcext:value-type="float">
            <text:p>1.3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7" calcext:value-type="float">
            <text:p>1.1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3" calcext:value-type="float">
            <text:p>1.0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7" calcext:value-type="float">
            <text:p>1.0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.9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4" calcext:value-type="float">
            <text:p>1.24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8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1.42" calcext:value-type="float">
            <text:p>1.42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1.48" calcext:value-type="float">
            <text:p>1.48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1.46" calcext:value-type="float">
            <text:p>1.46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1" calcext:value-type="float">
            <text:p>1.01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1" calcext:value-type="float">
            <text:p>1.01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1" calcext:value-type="float">
            <text:p>1.01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9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1.48" calcext:value-type="float">
            <text:p>1.48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28" calcext:value-type="float">
            <text:p>1.28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15" calcext:value-type="float">
            <text:p>1.15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7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1.5" calcext:value-type="float">
            <text:p>1.5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1.42" calcext:value-type="float">
            <text:p>1.42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3" calcext:value-type="float">
            <text:p>1.13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1" calcext:value-type="float">
            <text:p>1.01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5" calcext:value-type="float">
            <text:p>1.35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5" calcext:value-type="float">
            <text:p>1.35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5" calcext:value-type="float">
            <text:p>1.35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2" calcext:value-type="float">
            <text:p>1.02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12" calcext:value-type="float">
            <text:p>1.12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9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1.47" calcext:value-type="float">
            <text:p>1.47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1.37" calcext:value-type="float">
            <text:p>1.37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38" calcext:value-type="float">
            <text:p>1.38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4" calcext:value-type="float">
            <text:p>1.14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3" calcext:value-type="float">
            <text:p>1.03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8" calcext:value-type="float">
            <text:p>1.28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8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36" calcext:value-type="float">
            <text:p>1.36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9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14" calcext:value-type="float">
            <text:p>1.14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08" calcext:value-type="float">
            <text:p>1.08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1.4" calcext:value-type="float">
            <text:p>1.4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5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1.4" calcext:value-type="float">
            <text:p>1.4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1.4" calcext:value-type="float">
            <text:p>1.4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47" calcext:value-type="float">
            <text:p>1.47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7" calcext:value-type="float">
            <text:p>1.27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7" calcext:value-type="float">
            <text:p>1.27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3" calcext:value-type="float">
            <text:p>1.13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7" calcext:value-type="float">
            <text:p>1.27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5" calcext:value-type="float">
            <text:p>0.95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8" calcext:value-type="float">
            <text:p>0.88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6" calcext:value-type="float">
            <text:p>1.06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8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9" calcext:value-type="float">
            <text:p>1.49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5" calcext:value-type="float">
            <text:p>1.2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04" calcext:value-type="float">
            <text:p>1.04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1.34" calcext:value-type="float">
            <text:p>1.34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5" calcext:value-type="float">
            <text:p>1.2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7" calcext:value-type="float">
            <text:p>1.17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5" calcext:value-type="float">
            <text:p>1.1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6" calcext:value-type="float">
            <text:p>1.1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5" calcext:value-type="float">
            <text:p>0.8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2" calcext:value-type="float">
            <text:p>0.92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8" calcext:value-type="float">
            <text:p>1.18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3" calcext:value-type="float">
            <text:p>1.23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10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1.44" calcext:value-type="float">
            <text:p>1.44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23" calcext:value-type="float">
            <text:p>1.23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2" calcext:value-type="float">
            <text:p>1.12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4" calcext:value-type="float">
            <text:p>1.14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3" calcext:value-type="float">
            <text:p>1.13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9" calcext:value-type="float">
            <text:p>0.89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9" calcext:value-type="float">
            <text:p>1.19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99" calcext:value-type="float">
            <text:p>0.99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47" calcext:value-type="float">
            <text:p>1.47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9" calcext:value-type="float">
            <text:p>1.19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5" calcext:value-type="float">
            <text:p>0.95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2" calcext:value-type="float">
            <text:p>1.12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.96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2" calcext:value-type="float">
            <text:p>1.02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8" calcext:value-type="float">
            <text:p>1.48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5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8" calcext:value-type="float">
            <text:p>1.48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6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8" calcext:value-type="float">
            <text:p>1.48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7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37" calcext:value-type="float">
            <text:p>1.37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29" calcext:value-type="float">
            <text:p>1.29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25" calcext:value-type="float">
            <text:p>1.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4" calcext:value-type="float">
            <text:p>0.94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8" calcext:value-type="float">
            <text:p>1.08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8" calcext:value-type="float">
            <text:p>0.98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7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7" calcext:value-type="float">
            <text:p>1.47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5" calcext:value-type="float">
            <text:p>0.8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8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9" calcext:value-type="float">
            <text:p>1.49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5" calcext:value-type="float">
            <text:p>1.05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19" calcext:value-type="float">
            <text:p>1.19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5" calcext:value-type="float">
            <text:p>1.05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4" calcext:value-type="float">
            <text:p>0.94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4" calcext:value-type="float">
            <text:p>0.94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8" calcext:value-type="float">
            <text:p>1.4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7" calcext:value-type="float">
            <text:p>1.4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5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7" calcext:value-type="float">
            <text:p>1.4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5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6" calcext:value-type="float">
            <text:p>1.4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10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93" calcext:value-type="float">
            <text:p>0.9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13" calcext:value-type="float">
            <text:p>1.1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5" calcext:value-type="float">
            <text:p>1.4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2" calcext:value-type="float">
            <text:p>1.4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5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4" calcext:value-type="float">
            <text:p>1.4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5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2" calcext:value-type="float">
            <text:p>1.4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4" calcext:value-type="float">
            <text:p>0.9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9" calcext:value-type="float">
            <text:p>0.8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9" calcext:value-type="float">
            <text:p>0.8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6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9" calcext:value-type="float">
            <text:p>0.8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8" calcext:value-type="float">
            <text:p>0.9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.9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8" calcext:value-type="float">
            <text:p>0.7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9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6" calcext:value-type="float">
            <text:p>1.4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5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1.5" calcext:value-type="float">
            <text:p>1.5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5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1.48" calcext:value-type="float">
            <text:p>1.4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7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9" calcext:value-type="float">
            <text:p>0.89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8" calcext:value-type="float">
            <text:p>1.4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7" calcext:value-type="float">
            <text:p>1.47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9" calcext:value-type="float">
            <text:p>1.49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9" calcext:value-type="float">
            <text:p>1.49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1" calcext:value-type="float">
            <text:p>1.01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7" calcext:value-type="float">
            <text:p>1.47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7" calcext:value-type="float">
            <text:p>1.47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96" calcext:value-type="float">
            <text:p>0.96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86" calcext:value-type="float">
            <text:p>0.86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84" calcext:value-type="float">
            <text:p>0.84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3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1.04" calcext:value-type="float">
            <text:p>1.04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4" calcext:value-type="float">
            <text:p>0.94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9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7" calcext:value-type="float">
            <text:p>1.47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9" calcext:value-type="float">
            <text:p>1.49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1.47" calcext:value-type="float">
            <text:p>1.47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5" calcext:value-type="float">
            <text:p>1.45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5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6" calcext:value-type="float">
            <text:p>1.46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7" calcext:value-type="float">
            <text:p>1.0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9" calcext:value-type="float">
            <text:p>0.99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7" calcext:value-type="float">
            <text:p>1.4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7" calcext:value-type="float">
            <text:p>1.4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500</text:p>
          </table:table-cell>
          <table:table-cell office:value-type="string" calcext:value-type="string">
            <text:p>pf_met</text:p>
          </table:table-cell>
          <table:table-cell office:value-type="float" office:value="156" calcext:value-type="float">
            <text:p>156</text:p>
          </table:table-cell>
          <table:table-cell office:value-type="float" office:value="1.47" calcext:value-type="float">
            <text:p>1.4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7" calcext:value-type="float">
            <text:p>1.4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81" calcext:value-type="float">
            <text:p>0.81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6" calcext:value-type="float">
            <text:p>1.46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3" calcext:value-type="float">
            <text:p>1.43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5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4" calcext:value-type="float">
            <text:p>1.44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3" calcext:value-type="float">
            <text:p>1.43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1" calcext:value-type="float">
            <text:p>1.01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6" calcext:value-type="float">
            <text:p>1.06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9" calcext:value-type="float">
            <text:p>0.99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6" calcext:value-type="float">
            <text:p>1.06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8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4" calcext:value-type="float">
            <text:p>0.74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3" calcext:value-type="float">
            <text:p>0.83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8" calcext:value-type="float">
            <text:p>1.48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1.49" calcext:value-type="float">
            <text:p>1.49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1.48" calcext:value-type="float">
            <text:p>1.48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5" calcext:value-type="float">
            <text:p>0.95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78" calcext:value-type="float">
            <text:p>0.7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5" calcext:value-type="float">
            <text:p>0.95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9" calcext:value-type="float">
            <text:p>1.49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8" calcext:value-type="float">
            <text:p>0.9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5" calcext:value-type="float">
            <text:p>0.95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1.06" calcext:value-type="float">
            <text:p>1.06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8" calcext:value-type="float">
            <text:p>0.9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.96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6" calcext:value-type="float">
            <text:p>0.76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11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1.5" calcext:value-type="float">
            <text:p>1.5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500</text:p>
          </table:table-cell>
          <table:table-cell office:value-type="string" calcext:value-type="string">
            <text:p>pf_met</text:p>
          </table:table-cell>
          <table:table-cell office:value-type="float" office:value="158" calcext:value-type="float">
            <text:p>158</text:p>
          </table:table-cell>
          <table:table-cell office:value-type="float" office:value="1.5" calcext:value-type="float">
            <text:p>1.5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1" calcext:value-type="float">
            <text:p>0.81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9" calcext:value-type="float">
            <text:p>1.49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6" calcext:value-type="float">
            <text:p>1.46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1.4" calcext:value-type="float">
            <text:p>1.4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4" calcext:value-type="float">
            <text:p>1.44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3" calcext:value-type="float">
            <text:p>0.93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8" calcext:value-type="float">
            <text:p>1.48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5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1.48" calcext:value-type="float">
            <text:p>1.48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75" calcext:value-type="float">
            <text:p>0.75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5_MJJ11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0.96" calcext:value-type="float">
            <text:p>0.96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3" calcext:value-type="float">
            <text:p>0.93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2" calcext:value-type="float">
            <text:p>0.92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9" calcext:value-type="float">
            <text:p>1.49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4" calcext:value-type="float">
            <text:p>0.94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5" calcext:value-type="float">
            <text:p>0.75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2" calcext:value-type="float">
            <text:p>0.92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4" calcext:value-type="float">
            <text:p>0.84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5" calcext:value-type="float">
            <text:p>1.5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8" calcext:value-type="float">
            <text:p>1.48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600</text:p>
          </table:table-cell>
          <table:table-cell office:value-type="string" calcext:value-type="string">
            <text:p>pf_met</text:p>
          </table:table-cell>
          <table:table-cell office:value-type="float" office:value="157" calcext:value-type="float">
            <text:p>157</text:p>
          </table:table-cell>
          <table:table-cell office:value-type="float" office:value="1.46" calcext:value-type="float">
            <text:p>1.46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9" calcext:value-type="float">
            <text:p>0.79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5" calcext:value-type="float">
            <text:p>1.45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3" calcext:value-type="float">
            <text:p>1.43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5" calcext:value-type="float">
            <text:p>1.45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5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1.45" calcext:value-type="float">
            <text:p>1.45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6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9" calcext:value-type="float">
            <text:p>1.4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6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9" calcext:value-type="float">
            <text:p>1.4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2" calcext:value-type="float">
            <text:p>0.92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2" calcext:value-type="float">
            <text:p>0.82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6" calcext:value-type="float">
            <text:p>1.46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5" calcext:value-type="float">
            <text:p>1.45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11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1.49" calcext:value-type="float">
            <text:p>1.4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9" calcext:value-type="float">
            <text:p>1.4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8" calcext:value-type="float">
            <text:p>1.48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6" calcext:value-type="float">
            <text:p>1.46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1.48" calcext:value-type="float">
            <text:p>1.48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4" calcext:value-type="float">
            <text:p>0.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7" calcext:value-type="float">
            <text:p>1.47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" calcext:value-type="float">
            <text:p>0.9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9" calcext:value-type="float">
            <text:p>0.9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11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0.7" calcext:value-type="float">
            <text:p>0.7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6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9" calcext:value-type="float">
            <text:p>1.49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9" calcext:value-type="float">
            <text:p>0.89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8" calcext:value-type="float">
            <text:p>1.48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8" calcext:value-type="float">
            <text:p>0.78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1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4" calcext:value-type="float">
            <text:p>1.44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2" calcext:value-type="float">
            <text:p>0.72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7" calcext:value-type="float">
            <text:p>0.87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9" calcext:value-type="float">
            <text:p>0.79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7" calcext:value-type="float">
            <text:p>0.77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1.48" calcext:value-type="float">
            <text:p>1.48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7" calcext:value-type="float">
            <text:p>0.87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6" calcext:value-type="float">
            <text:p>0.86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7" calcext:value-type="float">
            <text:p>0.87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6" calcext:value-type="float">
            <text:p>0.86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60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8" calcext:value-type="float">
            <text:p>1.48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5" calcext:value-type="float">
            <text:p>0.75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8" calcext:value-type="float">
            <text:p>1.48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5" calcext:value-type="float">
            <text:p>0.75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9" calcext:value-type="float">
            <text:p>1.49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1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5" calcext:value-type="float">
            <text:p>0.8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4" calcext:value-type="float">
            <text:p>0.84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3" calcext:value-type="float">
            <text:p>1.4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500</text:p>
          </table:table-cell>
          <table:table-cell office:value-type="string" calcext:value-type="string">
            <text:p>pf_met</text:p>
          </table:table-cell>
          <table:table-cell office:value-type="float" office:value="155" calcext:value-type="float">
            <text:p>155</text:p>
          </table:table-cell>
          <table:table-cell office:value-type="float" office:value="1.43" calcext:value-type="float">
            <text:p>1.4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6" calcext:value-type="float">
            <text:p>0.86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8" calcext:value-type="float">
            <text:p>1.48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3" calcext:value-type="float">
            <text:p>1.4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5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1.43" calcext:value-type="float">
            <text:p>1.4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6" calcext:value-type="float">
            <text:p>0.86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8" calcext:value-type="float">
            <text:p>1.48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6" calcext:value-type="float">
            <text:p>0.86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8" calcext:value-type="float">
            <text:p>1.48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11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11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11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1.48" calcext:value-type="float">
            <text:p>1.48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8" calcext:value-type="float">
            <text:p>1.48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500</text:p>
          </table:table-cell>
          <table:table-cell office:value-type="string" calcext:value-type="string">
            <text:p>pf_met</text:p>
          </table:table-cell>
          <table:table-cell office:value-type="float" office:value="160" calcext:value-type="float">
            <text:p>160</text:p>
          </table:table-cell>
          <table:table-cell office:value-type="float" office:value="1.46" calcext:value-type="float">
            <text:p>1.46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73" calcext:value-type="float">
            <text:p>0.7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0</text:p>
          </table:table-cell>
          <table:table-cell office:value-type="string" calcext:value-type="string">
            <text:p>pf_met</text:p>
          </table:table-cell>
          <table:table-cell office:value-type="float" office:value="159" calcext:value-type="float">
            <text:p>159</text:p>
          </table:table-cell>
          <table:table-cell office:value-type="float" office:value="1.45" calcext:value-type="float">
            <text:p>1.4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3" calcext:value-type="float">
            <text:p>0.8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500</text:p>
          </table:table-cell>
          <table:table-cell office:value-type="string" calcext:value-type="string">
            <text:p>pf_met</text:p>
          </table:table-cell>
          <table:table-cell office:value-type="float" office:value="164" calcext:value-type="float">
            <text:p>164</text:p>
          </table:table-cell>
          <table:table-cell office:value-type="float" office:value="0.82" calcext:value-type="float">
            <text:p>0.8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0</text:p>
          </table:table-cell>
          <table:table-cell office:value-type="string" calcext:value-type="string">
            <text:p>pf_met</text:p>
          </table:table-cell>
          <table:table-cell office:value-type="float" office:value="161" calcext:value-type="float">
            <text:p>161</text:p>
          </table:table-cell>
          <table:table-cell office:value-type="float" office:value="1.39" calcext:value-type="float">
            <text:p>1.3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10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0.86" calcext:value-type="float">
            <text:p>0.8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11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1.47" calcext:value-type="float">
            <text:p>1.47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L1TETM70 - 5.0Hz (NOT HLT_PFMET170)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ut 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6" calcext:value-type="float">
            <text:p>4.36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92" calcext:value-type="float">
            <text:p>4.92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7" calcext:value-type="float">
            <text:p>4.27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9" calcext:value-type="float">
            <text:p>4.89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5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6" calcext:value-type="float">
            <text:p>4.96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4" calcext:value-type="float">
            <text:p>4.9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2" calcext:value-type="float">
            <text:p>4.9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8" calcext:value-type="float">
            <text:p>4.8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2" calcext:value-type="float">
            <text:p>4.9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4" calcext:value-type="float">
            <text:p>4.9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1" calcext:value-type="float">
            <text:p>4.21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5" calcext:value-type="float">
            <text:p>4.15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2" calcext:value-type="float">
            <text:p>4.92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1" calcext:value-type="float">
            <text:p>4.81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4" calcext:value-type="float">
            <text:p>4.94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6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9" calcext:value-type="float">
            <text:p>4.99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99" calcext:value-type="float">
            <text:p>4.99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2" calcext:value-type="float">
            <text:p>4.02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4" calcext:value-type="float">
            <text:p>4.94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5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2" calcext:value-type="float">
            <text:p>4.92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88" calcext:value-type="float">
            <text:p>4.88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7" calcext:value-type="float">
            <text:p>4.87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96" calcext:value-type="float">
            <text:p>4.96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92" calcext:value-type="float">
            <text:p>4.92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93" calcext:value-type="float">
            <text:p>4.93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7" calcext:value-type="float">
            <text:p>4.97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5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7" calcext:value-type="float">
            <text:p>4.97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7" calcext:value-type="float">
            <text:p>4.87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4" calcext:value-type="float">
            <text:p>4.04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1" calcext:value-type="float">
            <text:p>4.0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6" calcext:value-type="float">
            <text:p>4.86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74" calcext:value-type="float">
            <text:p>4.74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6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9" calcext:value-type="float">
            <text:p>4.99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3" calcext:value-type="float">
            <text:p>4.93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3" calcext:value-type="float">
            <text:p>4.93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9" calcext:value-type="float">
            <text:p>4.09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4" calcext:value-type="float">
            <text:p>4.84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1" calcext:value-type="float">
            <text:p>4.7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6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8" calcext:value-type="float">
            <text:p>4.88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3" calcext:value-type="float">
            <text:p>4.83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4" calcext:value-type="float">
            <text:p>4.04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74" calcext:value-type="float">
            <text:p>4.74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6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9" calcext:value-type="float">
            <text:p>4.89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2" calcext:value-type="float">
            <text:p>4.62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" calcext:value-type="float">
            <text:p>4.6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3" calcext:value-type="float">
            <text:p>4.93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7" calcext:value-type="float">
            <text:p>4.87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3" calcext:value-type="float">
            <text:p>4.93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5" calcext:value-type="float">
            <text:p>4.85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66" calcext:value-type="float">
            <text:p>4.66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0</text:p>
          </table:table-cell>
          <table:table-cell office:value-type="string" calcext:value-type="string">
            <text:p>pf_met</text:p>
          </table:table-cell>
          <table:table-cell office:value-type="float" office:value="141" calcext:value-type="float">
            <text:p>141</text:p>
          </table:table-cell>
          <table:table-cell office:value-type="float" office:value="4.87" calcext:value-type="float">
            <text:p>4.87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74" calcext:value-type="float">
            <text:p>4.74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6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84" calcext:value-type="float">
            <text:p>4.84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7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9" calcext:value-type="float">
            <text:p>4.89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3" calcext:value-type="float">
            <text:p>4.93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5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3" calcext:value-type="float">
            <text:p>4.93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5" calcext:value-type="float">
            <text:p>4.95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8" calcext:value-type="float">
            <text:p>4.78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4" calcext:value-type="float">
            <text:p>4.94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8" calcext:value-type="float">
            <text:p>4.88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6" calcext:value-type="float">
            <text:p>4.86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9" calcext:value-type="float">
            <text:p>4.89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9" calcext:value-type="float">
            <text:p>4.99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6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" calcext:value-type="float">
            <text:p>4.9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6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92" calcext:value-type="float">
            <text:p>4.9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9" calcext:value-type="float">
            <text:p>4.9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4" calcext:value-type="float">
            <text:p>4.9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1" calcext:value-type="float">
            <text:p>4.8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4" calcext:value-type="float">
            <text:p>4.9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8" calcext:value-type="float">
            <text:p>4.8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5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8" calcext:value-type="float">
            <text:p>4.8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6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7" calcext:value-type="float">
            <text:p>4.8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56" calcext:value-type="float">
            <text:p>4.5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7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7" calcext:value-type="float">
            <text:p>4.9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64" calcext:value-type="float">
            <text:p>4.64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600</text:p>
          </table:table-cell>
          <table:table-cell office:value-type="string" calcext:value-type="string">
            <text:p>pf_met</text:p>
          </table:table-cell>
          <table:table-cell office:value-type="float" office:value="143" calcext:value-type="float">
            <text:p>143</text:p>
          </table:table-cell>
          <table:table-cell office:value-type="float" office:value="4.88" calcext:value-type="float">
            <text:p>4.88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4" calcext:value-type="float">
            <text:p>4.94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9" calcext:value-type="float">
            <text:p>4.89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7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81" calcext:value-type="float">
            <text:p>4.81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3" calcext:value-type="float">
            <text:p>4.83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5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2" calcext:value-type="float">
            <text:p>4.82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94" calcext:value-type="float">
            <text:p>4.94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77" calcext:value-type="float">
            <text:p>4.77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5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75" calcext:value-type="float">
            <text:p>4.75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8" calcext:value-type="float">
            <text:p>4.88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66" calcext:value-type="float">
            <text:p>4.66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9" calcext:value-type="float">
            <text:p>4.99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3" calcext:value-type="float">
            <text:p>4.93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3" calcext:value-type="float">
            <text:p>4.93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7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4" calcext:value-type="float">
            <text:p>4.84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8" calcext:value-type="float">
            <text:p>4.88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3" calcext:value-type="float">
            <text:p>4.93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6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4" calcext:value-type="float">
            <text:p>4.94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5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8" calcext:value-type="float">
            <text:p>4.98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" calcext:value-type="float">
            <text:p>4.9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2" calcext:value-type="float">
            <text:p>4.82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1" calcext:value-type="float">
            <text:p>4.8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6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" calcext:value-type="float">
            <text:p>4.9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83" calcext:value-type="float">
            <text:p>4.83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" calcext:value-type="float">
            <text:p>4.7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5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67" calcext:value-type="float">
            <text:p>4.67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7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5" calcext:value-type="float">
            <text:p>4.8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2" calcext:value-type="float">
            <text:p>4.82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600</text:p>
          </table:table-cell>
          <table:table-cell office:value-type="string" calcext:value-type="string">
            <text:p>pf_met</text:p>
          </table:table-cell>
          <table:table-cell office:value-type="float" office:value="138" calcext:value-type="float">
            <text:p>138</text:p>
          </table:table-cell>
          <table:table-cell office:value-type="float" office:value="4.81" calcext:value-type="float">
            <text:p>4.8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68" calcext:value-type="float">
            <text:p>4.68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2" calcext:value-type="float">
            <text:p>4.82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1" calcext:value-type="float">
            <text:p>4.9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7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1" calcext:value-type="float">
            <text:p>4.8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77" calcext:value-type="float">
            <text:p>4.7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75" calcext:value-type="float">
            <text:p>4.75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7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5" calcext:value-type="float">
            <text:p>4.85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8" calcext:value-type="float">
            <text:p>4.68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66" calcext:value-type="float">
            <text:p>4.66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7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7" calcext:value-type="float">
            <text:p>4.9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97" calcext:value-type="float">
            <text:p>4.9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7" calcext:value-type="float">
            <text:p>4.77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6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74" calcext:value-type="float">
            <text:p>4.74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2" calcext:value-type="float">
            <text:p>4.72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9" calcext:value-type="float">
            <text:p>4.89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7" calcext:value-type="float">
            <text:p>4.67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6" calcext:value-type="float">
            <text:p>4.96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500</text:p>
          </table:table-cell>
          <table:table-cell office:value-type="string" calcext:value-type="string">
            <text:p>pf_met</text:p>
          </table:table-cell>
          <table:table-cell office:value-type="float" office:value="142" calcext:value-type="float">
            <text:p>142</text:p>
          </table:table-cell>
          <table:table-cell office:value-type="float" office:value="4.91" calcext:value-type="float">
            <text:p>4.91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5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4" calcext:value-type="float">
            <text:p>4.94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7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" calcext:value-type="float">
            <text:p>4.8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5" calcext:value-type="float">
            <text:p>4.75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1" calcext:value-type="float">
            <text:p>4.91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8" calcext:value-type="float">
            <text:p>4.88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9" calcext:value-type="float">
            <text:p>4.79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6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3" calcext:value-type="float">
            <text:p>4.93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7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4" calcext:value-type="float">
            <text:p>4.94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8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4" calcext:value-type="float">
            <text:p>4.94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9" calcext:value-type="float">
            <text:p>4.99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9" calcext:value-type="float">
            <text:p>4.99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8" calcext:value-type="float">
            <text:p>4.88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8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8" calcext:value-type="float">
            <text:p>4.88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7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9" calcext:value-type="float">
            <text:p>4.89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2" calcext:value-type="float">
            <text:p>4.72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2" calcext:value-type="float">
            <text:p>4.72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7" calcext:value-type="float">
            <text:p>4.97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9" calcext:value-type="float">
            <text:p>4.89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6" calcext:value-type="float">
            <text:p>4.66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6" calcext:value-type="float">
            <text:p>4.66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6" calcext:value-type="float">
            <text:p>4.86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79" calcext:value-type="float">
            <text:p>4.79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5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79" calcext:value-type="float">
            <text:p>4.79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" calcext:value-type="float">
            <text:p>4.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6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4" calcext:value-type="float">
            <text:p>4.7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7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66" calcext:value-type="float">
            <text:p>4.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7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67" calcext:value-type="float">
            <text:p>4.6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" calcext:value-type="float">
            <text:p>4.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5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7" calcext:value-type="float">
            <text:p>4.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6" calcext:value-type="float">
            <text:p>4.8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5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6" calcext:value-type="float">
            <text:p>4.8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" calcext:value-type="float">
            <text:p>4.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7" calcext:value-type="float">
            <text:p>4.7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7" calcext:value-type="float">
            <text:p>4.7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8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2" calcext:value-type="float">
            <text:p>4.9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8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1" calcext:value-type="float">
            <text:p>4.9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7" calcext:value-type="float">
            <text:p>4.7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4" calcext:value-type="float">
            <text:p>4.84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1" calcext:value-type="float">
            <text:p>4.91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6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5" calcext:value-type="float">
            <text:p>4.55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1" calcext:value-type="float">
            <text:p>4.81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1" calcext:value-type="float">
            <text:p>4.11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71" calcext:value-type="float">
            <text:p>3.71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71" calcext:value-type="float">
            <text:p>3.71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7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9" calcext:value-type="float">
            <text:p>4.99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9" calcext:value-type="float">
            <text:p>4.99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66" calcext:value-type="float">
            <text:p>4.6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4" calcext:value-type="float">
            <text:p>4.9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9" calcext:value-type="float">
            <text:p>4.89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6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4" calcext:value-type="float">
            <text:p>4.8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8" calcext:value-type="float">
            <text:p>4.7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86" calcext:value-type="float">
            <text:p>4.8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6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06" calcext:value-type="float">
            <text:p>4.0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4" calcext:value-type="float">
            <text:p>4.94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1" calcext:value-type="float">
            <text:p>4.11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2" calcext:value-type="float">
            <text:p>4.82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7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2" calcext:value-type="float">
            <text:p>4.82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8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5" calcext:value-type="float">
            <text:p>4.75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7" calcext:value-type="float">
            <text:p>4.97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66" calcext:value-type="float">
            <text:p>4.66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5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66" calcext:value-type="float">
            <text:p>4.66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2" calcext:value-type="float">
            <text:p>4.72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8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9" calcext:value-type="float">
            <text:p>4.89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63" calcext:value-type="float">
            <text:p>4.63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9" calcext:value-type="float">
            <text:p>4.79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93" calcext:value-type="float">
            <text:p>4.93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" calcext:value-type="float">
            <text:p>4.9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3" calcext:value-type="float">
            <text:p>4.93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7" calcext:value-type="float">
            <text:p>4.77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1" calcext:value-type="float">
            <text:p>4.71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50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2" calcext:value-type="float">
            <text:p>4.92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6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66" calcext:value-type="float">
            <text:p>4.66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3" calcext:value-type="float">
            <text:p>4.73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71" calcext:value-type="float">
            <text:p>4.7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7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" calcext:value-type="float">
            <text:p>4.8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86" calcext:value-type="float">
            <text:p>4.86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" calcext:value-type="float">
            <text:p>4.8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8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81" calcext:value-type="float">
            <text:p>4.8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6" calcext:value-type="float">
            <text:p>4.76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5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7" calcext:value-type="float">
            <text:p>4.9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8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4" calcext:value-type="float">
            <text:p>4.84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7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1" calcext:value-type="float">
            <text:p>4.9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2" calcext:value-type="float">
            <text:p>4.62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8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7" calcext:value-type="float">
            <text:p>4.9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68" calcext:value-type="float">
            <text:p>4.68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5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7" calcext:value-type="float">
            <text:p>4.97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0</text:p>
          </table:table-cell>
          <table:table-cell office:value-type="string" calcext:value-type="string">
            <text:p>pf_met</text:p>
          </table:table-cell>
          <table:table-cell office:value-type="float" office:value="146" calcext:value-type="float">
            <text:p>146</text:p>
          </table:table-cell>
          <table:table-cell office:value-type="float" office:value="4.99" calcext:value-type="float">
            <text:p>4.99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50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5" calcext:value-type="float">
            <text:p>4.95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8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77" calcext:value-type="float">
            <text:p>4.77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8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1" calcext:value-type="float">
            <text:p>4.91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2" calcext:value-type="float">
            <text:p>4.92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5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2" calcext:value-type="float">
            <text:p>4.62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6" calcext:value-type="float">
            <text:p>4.96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8" calcext:value-type="float">
            <text:p>4.58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9" calcext:value-type="float">
            <text:p>4.89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600</text:p>
          </table:table-cell>
          <table:table-cell office:value-type="string" calcext:value-type="string">
            <text:p>pf_met</text:p>
          </table:table-cell>
          <table:table-cell office:value-type="float" office:value="154" calcext:value-type="float">
            <text:p>154</text:p>
          </table:table-cell>
          <table:table-cell office:value-type="float" office:value="4.57" calcext:value-type="float">
            <text:p>4.57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66" calcext:value-type="float">
            <text:p>4.66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6" calcext:value-type="float">
            <text:p>4.96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800</text:p>
          </table:table-cell>
          <table:table-cell office:value-type="string" calcext:value-type="string">
            <text:p>pf_met</text:p>
          </table:table-cell>
          <table:table-cell office:value-type="float" office:value="150" calcext:value-type="float">
            <text:p>150</text:p>
          </table:table-cell>
          <table:table-cell office:value-type="float" office:value="4.96" calcext:value-type="float">
            <text:p>4.96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93" calcext:value-type="float">
            <text:p>4.93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500</text:p>
          </table:table-cell>
          <table:table-cell office:value-type="string" calcext:value-type="string">
            <text:p>pf_met</text:p>
          </table:table-cell>
          <table:table-cell office:value-type="float" office:value="144" calcext:value-type="float">
            <text:p>144</text:p>
          </table:table-cell>
          <table:table-cell office:value-type="float" office:value="4.9" calcext:value-type="float">
            <text:p>4.9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6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51" calcext:value-type="float">
            <text:p>4.51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91" calcext:value-type="float">
            <text:p>4.91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95" calcext:value-type="float">
            <text:p>4.95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2" calcext:value-type="float">
            <text:p>4.82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5" calcext:value-type="float">
            <text:p>4.95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1" calcext:value-type="float">
            <text:p>4.91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" calcext:value-type="float">
            <text:p>4.3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3" calcext:value-type="float">
            <text:p>4.3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51" calcext:value-type="float">
            <text:p>4.51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9" calcext:value-type="float">
            <text:p>4.9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5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13" calcext:value-type="float">
            <text:p>4.13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5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9" calcext:value-type="float">
            <text:p>4.9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91" calcext:value-type="float">
            <text:p>4.91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7" calcext:value-type="float">
            <text:p>4.97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5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7" calcext:value-type="float">
            <text:p>4.7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5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7" calcext:value-type="float">
            <text:p>4.97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7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4" calcext:value-type="float">
            <text:p>4.94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8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6" calcext:value-type="float">
            <text:p>4.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2" calcext:value-type="float">
            <text:p>4.9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7" calcext:value-type="float">
            <text:p>4.5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56" calcext:value-type="float">
            <text:p>3.5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" calcext:value-type="float">
            <text:p>4.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2" calcext:value-type="float">
            <text:p>4.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2" calcext:value-type="float">
            <text:p>4.9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9" calcext:value-type="float">
            <text:p>4.6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6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97" calcext:value-type="float">
            <text:p>4.9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92" calcext:value-type="float">
            <text:p>4.9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1" calcext:value-type="float">
            <text:p>4.9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5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1" calcext:value-type="float">
            <text:p>4.9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6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" calcext:value-type="float">
            <text:p>4.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1" calcext:value-type="float">
            <text:p>4.8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6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6" calcext:value-type="float">
            <text:p>4.9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3" calcext:value-type="float">
            <text:p>4.8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4" calcext:value-type="float">
            <text:p>4.7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1" calcext:value-type="float">
            <text:p>4.9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7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93" calcext:value-type="float">
            <text:p>4.9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" calcext:value-type="float">
            <text:p>4.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8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81" calcext:value-type="float">
            <text:p>4.8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800</text:p>
          </table:table-cell>
          <table:table-cell office:value-type="string" calcext:value-type="string">
            <text:p>pf_met</text:p>
          </table:table-cell>
          <table:table-cell office:value-type="float" office:value="151" calcext:value-type="float">
            <text:p>151</text:p>
          </table:table-cell>
          <table:table-cell office:value-type="float" office:value="4.9" calcext:value-type="float">
            <text:p>4.9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2" calcext:value-type="float">
            <text:p>4.62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43" calcext:value-type="float">
            <text:p>3.43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43" calcext:value-type="float">
            <text:p>3.43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4" calcext:value-type="float">
            <text:p>4.74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2" calcext:value-type="float">
            <text:p>4.52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2" calcext:value-type="float">
            <text:p>4.72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2" calcext:value-type="float">
            <text:p>4.72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2" calcext:value-type="float">
            <text:p>4.72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2" calcext:value-type="float">
            <text:p>4.72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9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99" calcext:value-type="float">
            <text:p>4.99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0</text:p>
          </table:table-cell>
          <table:table-cell office:value-type="string" calcext:value-type="string">
            <text:p>pf_met</text:p>
          </table:table-cell>
          <table:table-cell office:value-type="float" office:value="147" calcext:value-type="float">
            <text:p>147</text:p>
          </table:table-cell>
          <table:table-cell office:value-type="float" office:value="4.88" calcext:value-type="float">
            <text:p>4.88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600</text:p>
          </table:table-cell>
          <table:table-cell office:value-type="string" calcext:value-type="string">
            <text:p>pf_met</text:p>
          </table:table-cell>
          <table:table-cell office:value-type="float" office:value="136" calcext:value-type="float">
            <text:p>136</text:p>
          </table:table-cell>
          <table:table-cell office:value-type="float" office:value="4.94" calcext:value-type="float">
            <text:p>4.94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8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8" calcext:value-type="float">
            <text:p>4.98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86" calcext:value-type="float">
            <text:p>4.86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700</text:p>
          </table:table-cell>
          <table:table-cell office:value-type="string" calcext:value-type="string">
            <text:p>pf_met</text:p>
          </table:table-cell>
          <table:table-cell office:value-type="float" office:value="153" calcext:value-type="float">
            <text:p>153</text:p>
          </table:table-cell>
          <table:table-cell office:value-type="float" office:value="4.55" calcext:value-type="float">
            <text:p>4.55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7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7" calcext:value-type="float">
            <text:p>4.87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8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46" calcext:value-type="float">
            <text:p>4.46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37" calcext:value-type="float">
            <text:p>4.37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9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8" calcext:value-type="float">
            <text:p>4.98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8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9" calcext:value-type="float">
            <text:p>4.89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9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5" calcext:value-type="float">
            <text:p>4.85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80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75" calcext:value-type="float">
            <text:p>4.75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600</text:p>
          </table:table-cell>
          <table:table-cell office:value-type="string" calcext:value-type="string">
            <text:p>pf_met</text:p>
          </table:table-cell>
          <table:table-cell office:value-type="float" office:value="137" calcext:value-type="float">
            <text:p>137</text:p>
          </table:table-cell>
          <table:table-cell office:value-type="float" office:value="4.67" calcext:value-type="float">
            <text:p>4.67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7" calcext:value-type="float">
            <text:p>4.7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5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7" calcext:value-type="float">
            <text:p>4.7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95" calcext:value-type="float">
            <text:p>4.95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7" calcext:value-type="float">
            <text:p>4.97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7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5" calcext:value-type="float">
            <text:p>4.55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4" calcext:value-type="float">
            <text:p>4.84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6" calcext:value-type="float">
            <text:p>4.96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" calcext:value-type="float">
            <text:p>4.9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4" calcext:value-type="float">
            <text:p>4.64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5" calcext:value-type="float">
            <text:p>4.65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3.96" calcext:value-type="float">
            <text:p>3.96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3.9" calcext:value-type="float">
            <text:p>3.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83" calcext:value-type="float">
            <text:p>4.83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2" calcext:value-type="float">
            <text:p>4.92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5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2" calcext:value-type="float">
            <text:p>4.92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32" calcext:value-type="float">
            <text:p>3.32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6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89" calcext:value-type="float">
            <text:p>4.8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1" calcext:value-type="float">
            <text:p>4.7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8" calcext:value-type="float">
            <text:p>4.78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9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.95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8" calcext:value-type="float">
            <text:p>4.78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9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4" calcext:value-type="float">
            <text:p>4.84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66" calcext:value-type="float">
            <text:p>4.66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5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66" calcext:value-type="float">
            <text:p>4.66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6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66" calcext:value-type="float">
            <text:p>4.66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3.89" calcext:value-type="float">
            <text:p>3.89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3.88" calcext:value-type="float">
            <text:p>3.88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7" calcext:value-type="float">
            <text:p>4.77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31" calcext:value-type="float">
            <text:p>4.31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0.0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6" calcext:value-type="float">
            <text:p>4.6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5" calcext:value-type="float">
            <text:p>4.65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8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4" calcext:value-type="float">
            <text:p>4.94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4" calcext:value-type="float">
            <text:p>4.54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1" calcext:value-type="float">
            <text:p>4.91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2" calcext:value-type="float">
            <text:p>4.72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7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62" calcext:value-type="float">
            <text:p>4.62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9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83" calcext:value-type="float">
            <text:p>4.83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3.86" calcext:value-type="float">
            <text:p>3.86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6" calcext:value-type="float">
            <text:p>4.6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900</text:p>
          </table:table-cell>
          <table:table-cell office:value-type="string" calcext:value-type="string">
            <text:p>pf_met</text:p>
          </table:table-cell>
          <table:table-cell office:value-type="float" office:value="135" calcext:value-type="float">
            <text:p>135</text:p>
          </table:table-cell>
          <table:table-cell office:value-type="float" office:value="4.85" calcext:value-type="float">
            <text:p>4.85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18" calcext:value-type="float">
            <text:p>4.18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7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96" calcext:value-type="float">
            <text:p>4.96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98" calcext:value-type="float">
            <text:p>4.98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61" calcext:value-type="float">
            <text:p>4.61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9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83" calcext:value-type="float">
            <text:p>4.83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3.74" calcext:value-type="float">
            <text:p>3.74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6" calcext:value-type="float">
            <text:p>4.76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71" calcext:value-type="float">
            <text:p>4.71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600</text:p>
          </table:table-cell>
          <table:table-cell office:value-type="string" calcext:value-type="string">
            <text:p>pf_met</text:p>
          </table:table-cell>
          <table:table-cell office:value-type="float" office:value="122" calcext:value-type="float">
            <text:p>122</text:p>
          </table:table-cell>
          <table:table-cell office:value-type="float" office:value="4.96" calcext:value-type="float">
            <text:p>4.96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4.58" calcext:value-type="float">
            <text:p>4.58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9" calcext:value-type="float">
            <text:p>4.59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1" calcext:value-type="float">
            <text:p>4.81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9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6" calcext:value-type="float">
            <text:p>4.86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91" calcext:value-type="float">
            <text:p>4.91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5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91" calcext:value-type="float">
            <text:p>4.91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8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53" calcext:value-type="float">
            <text:p>4.53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5_MJJ900</text:p>
          </table:table-cell>
          <table:table-cell office:value-type="string" calcext:value-type="string">
            <text:p>pf_met</text:p>
          </table:table-cell>
          <table:table-cell office:value-type="float" office:value="149" calcext:value-type="float">
            <text:p>149</text:p>
          </table:table-cell>
          <table:table-cell office:value-type="float" office:value="3.7" calcext:value-type="float">
            <text:p>3.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900</text:p>
          </table:table-cell>
          <table:table-cell office:value-type="string" calcext:value-type="string">
            <text:p>pf_met</text:p>
          </table:table-cell>
          <table:table-cell office:value-type="float" office:value="134" calcext:value-type="float">
            <text:p>134</text:p>
          </table:table-cell>
          <table:table-cell office:value-type="float" office:value="4.62" calcext:value-type="float">
            <text:p>4.6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89" calcext:value-type="float">
            <text:p>4.8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5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6" calcext:value-type="float">
            <text:p>4.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0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82" calcext:value-type="float">
            <text:p>4.8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9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3" calcext:value-type="float">
            <text:p>4.9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5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34" calcext:value-type="float">
            <text:p>4.3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7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95" calcext:value-type="float">
            <text:p>4.95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17" calcext:value-type="float">
            <text:p>3.17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6" calcext:value-type="float">
            <text:p>4.96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500</text:p>
          </table:table-cell>
          <table:table-cell office:value-type="string" calcext:value-type="string">
            <text:p>pf_met</text:p>
          </table:table-cell>
          <table:table-cell office:value-type="float" office:value="139" calcext:value-type="float">
            <text:p>139</text:p>
          </table:table-cell>
          <table:table-cell office:value-type="float" office:value="4.96" calcext:value-type="float">
            <text:p>4.96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900</text:p>
          </table:table-cell>
          <table:table-cell office:value-type="string" calcext:value-type="string">
            <text:p>pf_met</text:p>
          </table:table-cell>
          <table:table-cell office:value-type="float" office:value="133" calcext:value-type="float">
            <text:p>133</text:p>
          </table:table-cell>
          <table:table-cell office:value-type="float" office:value="4.77" calcext:value-type="float">
            <text:p>4.77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7" calcext:value-type="float">
            <text:p>4.87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9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2" calcext:value-type="float">
            <text:p>4.82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9_MJJ10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9" calcext:value-type="float">
            <text:p>4.9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8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53" calcext:value-type="float">
            <text:p>4.53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7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26" calcext:value-type="float">
            <text:p>4.26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9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54" calcext:value-type="float">
            <text:p>4.54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7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1" calcext:value-type="float">
            <text:p>4.81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9" calcext:value-type="float">
            <text:p>4.79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7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3" calcext:value-type="float">
            <text:p>4.73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4" calcext:value-type="float">
            <text:p>4.84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7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7" calcext:value-type="float">
            <text:p>4.97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0.0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1" calcext:value-type="float">
            <text:p>4.71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7" calcext:value-type="float">
            <text:p>127</text:p>
          </table:table-cell>
          <table:table-cell office:value-type="float" office:value="4.73" calcext:value-type="float">
            <text:p>4.73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6" calcext:value-type="float">
            <text:p>4.96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3" calcext:value-type="float">
            <text:p>4.13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500</text:p>
          </table:table-cell>
          <table:table-cell office:value-type="string" calcext:value-type="string">
            <text:p>pf_met</text:p>
          </table:table-cell>
          <table:table-cell office:value-type="float" office:value="140" calcext:value-type="float">
            <text:p>140</text:p>
          </table:table-cell>
          <table:table-cell office:value-type="float" office:value="4.13" calcext:value-type="float">
            <text:p>4.13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9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9" calcext:value-type="float">
            <text:p>4.89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7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6" calcext:value-type="float">
            <text:p>4.86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700</text:p>
          </table:table-cell>
          <table:table-cell office:value-type="string" calcext:value-type="string">
            <text:p>pf_met</text:p>
          </table:table-cell>
          <table:table-cell office:value-type="float" office:value="122" calcext:value-type="float">
            <text:p>122</text:p>
          </table:table-cell>
          <table:table-cell office:value-type="float" office:value="4.8" calcext:value-type="float">
            <text:p>4.8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9_MJJ800</text:p>
          </table:table-cell>
          <table:table-cell office:value-type="string" calcext:value-type="string">
            <text:p>pf_met</text:p>
          </table:table-cell>
          <table:table-cell office:value-type="float" office:value="120" calcext:value-type="float">
            <text:p>120</text:p>
          </table:table-cell>
          <table:table-cell office:value-type="float" office:value="4.82" calcext:value-type="float">
            <text:p>4.82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92" calcext:value-type="float">
            <text:p>4.92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3.9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5" calcext:value-type="float">
            <text:p>4.7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3.9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67" calcext:value-type="float">
            <text:p>4.67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9" calcext:value-type="float">
            <text:p>4.99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62" calcext:value-type="float">
            <text:p>4.62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3.9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1" calcext:value-type="float">
            <text:p>4.91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48" calcext:value-type="float">
            <text:p>4.48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79" calcext:value-type="float">
            <text:p>4.79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3.5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4" calcext:value-type="float">
            <text:p>4.84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1" calcext:value-type="float">
            <text:p>4.81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8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87" calcext:value-type="float">
            <text:p>3.87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0.0_MJJ9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82" calcext:value-type="float">
            <text:p>4.82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5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98" calcext:value-type="float">
            <text:p>3.98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88" calcext:value-type="float">
            <text:p>4.88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1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67" calcext:value-type="float">
            <text:p>4.67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1" calcext:value-type="float">
            <text:p>131</text:p>
          </table:table-cell>
          <table:table-cell office:value-type="float" office:value="4.84" calcext:value-type="float">
            <text:p>4.84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3" calcext:value-type="float">
            <text:p>4.83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7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42" calcext:value-type="float">
            <text:p>4.42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4" calcext:value-type="float">
            <text:p>124</text:p>
          </table:table-cell>
          <table:table-cell office:value-type="float" office:value="4.92" calcext:value-type="float">
            <text:p>4.92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97" calcext:value-type="float">
            <text:p>4.97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27" calcext:value-type="float">
            <text:p>4.27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5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27" calcext:value-type="float">
            <text:p>4.27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7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9" calcext:value-type="float">
            <text:p>3.9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0.0_MJJ0</text:p>
          </table:table-cell>
          <table:table-cell office:value-type="string" calcext:value-type="string">
            <text:p>pf_met</text:p>
          </table:table-cell>
          <table:table-cell office:value-type="float" office:value="152" calcext:value-type="float">
            <text:p>152</text:p>
          </table:table-cell>
          <table:table-cell office:value-type="float" office:value="4.97" calcext:value-type="float">
            <text:p>4.97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7" calcext:value-type="float">
            <text:p>4.97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9" calcext:value-type="float">
            <text:p>4.89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4.5_MJJ10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98" calcext:value-type="float">
            <text:p>4.9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0.0_MJJ10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91" calcext:value-type="float">
            <text:p>4.91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3_MJJ1000</text:p>
          </table:table-cell>
          <table:table-cell office:value-type="string" calcext:value-type="string">
            <text:p>pf_met</text:p>
          </table:table-cell>
          <table:table-cell office:value-type="float" office:value="130" calcext:value-type="float">
            <text:p>130</text:p>
          </table:table-cell>
          <table:table-cell office:value-type="float" office:value="4.71" calcext:value-type="float">
            <text:p>4.71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6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24" calcext:value-type="float">
            <text:p>4.2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4.1_MJJ800</text:p>
          </table:table-cell>
          <table:table-cell office:value-type="string" calcext:value-type="string">
            <text:p>pf_met</text:p>
          </table:table-cell>
          <table:table-cell office:value-type="float" office:value="119" calcext:value-type="float">
            <text:p>119</text:p>
          </table:table-cell>
          <table:table-cell office:value-type="float" office:value="4.77" calcext:value-type="float">
            <text:p>4.77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4.5_MJJ10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89" calcext:value-type="float">
            <text:p>4.89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0.0_MJJ900</text:p>
          </table:table-cell>
          <table:table-cell office:value-type="string" calcext:value-type="string">
            <text:p>pf_met</text:p>
          </table:table-cell>
          <table:table-cell office:value-type="float" office:value="132" calcext:value-type="float">
            <text:p>132</text:p>
          </table:table-cell>
          <table:table-cell office:value-type="float" office:value="4.16" calcext:value-type="float">
            <text:p>4.16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3.9_MJJ10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85" calcext:value-type="float">
            <text:p>4.85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1_MJJ1000</text:p>
          </table:table-cell>
          <table:table-cell office:value-type="string" calcext:value-type="string">
            <text:p>pf_met</text:p>
          </table:table-cell>
          <table:table-cell office:value-type="float" office:value="122" calcext:value-type="float">
            <text:p>122</text:p>
          </table:table-cell>
          <table:table-cell office:value-type="float" office:value="4.95" calcext:value-type="float">
            <text:p>4.95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0.0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93" calcext:value-type="float">
            <text:p>4.93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8" calcext:value-type="float">
            <text:p>4.88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7" calcext:value-type="float">
            <text:p>4.87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9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3.81" calcext:value-type="float">
            <text:p>3.81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900</text:p>
          </table:table-cell>
          <table:table-cell office:value-type="string" calcext:value-type="string">
            <text:p>pf_met</text:p>
          </table:table-cell>
          <table:table-cell office:value-type="float" office:value="128" calcext:value-type="float">
            <text:p>128</text:p>
          </table:table-cell>
          <table:table-cell office:value-type="float" office:value="4.86" calcext:value-type="float">
            <text:p>4.86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3_MJJ9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98" calcext:value-type="float">
            <text:p>4.98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7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2" calcext:value-type="float">
            <text:p>4.72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0.0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39" calcext:value-type="float">
            <text:p>4.39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9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6" calcext:value-type="float">
            <text:p>4.86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40-40_DEta4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99" calcext:value-type="float">
            <text:p>4.99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5_MJJ7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07" calcext:value-type="float">
            <text:p>4.07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17" calcext:value-type="float">
            <text:p>4.17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1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4" calcext:value-type="float">
            <text:p>4.84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4.3_MJJ1000</text:p>
          </table:table-cell>
          <table:table-cell office:value-type="string" calcext:value-type="string">
            <text:p>pf_met</text:p>
          </table:table-cell>
          <table:table-cell office:value-type="float" office:value="148" calcext:value-type="float">
            <text:p>148</text:p>
          </table:table-cell>
          <table:table-cell office:value-type="float" office:value="4.83" calcext:value-type="float">
            <text:p>4.83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3.9_MJJ10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91" calcext:value-type="float">
            <text:p>4.91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50_DEta4.1_MJJ1000</text:p>
          </table:table-cell>
          <table:table-cell office:value-type="string" calcext:value-type="string">
            <text:p>pf_met</text:p>
          </table:table-cell>
          <table:table-cell office:value-type="float" office:value="122" calcext:value-type="float">
            <text:p>122</text:p>
          </table:table-cell>
          <table:table-cell office:value-type="float" office:value="4.94" calcext:value-type="float">
            <text:p>4.94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5_MJJ800</text:p>
          </table:table-cell>
          <table:table-cell office:value-type="string" calcext:value-type="string">
            <text:p>pf_met</text:p>
          </table:table-cell>
          <table:table-cell office:value-type="float" office:value="126" calcext:value-type="float">
            <text:p>126</text:p>
          </table:table-cell>
          <table:table-cell office:value-type="float" office:value="4.85" calcext:value-type="float">
            <text:p>4.85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60_DEta3.7_MJJ8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86" calcext:value-type="float">
            <text:p>4.86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50-40_DEta4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86" calcext:value-type="float">
            <text:p>4.86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60-40_DEta4.5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78" calcext:value-type="float">
            <text:p>4.78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9_MJJ1100</text:p>
          </table:table-cell>
          <table:table-cell office:value-type="string" calcext:value-type="string">
            <text:p>pf_met</text:p>
          </table:table-cell>
          <table:table-cell office:value-type="float" office:value="123" calcext:value-type="float">
            <text:p>123</text:p>
          </table:table-cell>
          <table:table-cell office:value-type="float" office:value="4.95" calcext:value-type="float">
            <text:p>4.95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90-40_DEta3.7_MJJ1000</text:p>
          </table:table-cell>
          <table:table-cell office:value-type="string" calcext:value-type="string">
            <text:p>pf_met</text:p>
          </table:table-cell>
          <table:table-cell office:value-type="float" office:value="129" calcext:value-type="float">
            <text:p>129</text:p>
          </table:table-cell>
          <table:table-cell office:value-type="float" office:value="4.11" calcext:value-type="float">
            <text:p>4.11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5_MJJ900</text:p>
          </table:table-cell>
          <table:table-cell office:value-type="string" calcext:value-type="string">
            <text:p>pf_met</text:p>
          </table:table-cell>
          <table:table-cell office:value-type="float" office:value="125" calcext:value-type="float">
            <text:p>125</text:p>
          </table:table-cell>
          <table:table-cell office:value-type="float" office:value="4.36" calcext:value-type="float">
            <text:p>4.36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100-40_DEta4.3_MJJ1000</text:p>
          </table:table-cell>
          <table:table-cell office:value-type="string" calcext:value-type="string">
            <text:p>pf_met</text:p>
          </table:table-cell>
          <table:table-cell office:value-type="float" office:value="122" calcext:value-type="float">
            <text:p>122</text:p>
          </table:table-cell>
          <table:table-cell office:value-type="float" office:value="4.81" calcext:value-type="float">
            <text:p>4.81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5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9" calcext:value-type="float">
            <text:p>4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0-0_DEta3.7_MJJ1100</text:p>
          </table:table-cell>
          <table:table-cell office:value-type="string" calcext:value-type="string">
            <text:p>pf_met</text:p>
          </table:table-cell>
          <table:table-cell office:value-type="float" office:value="145" calcext:value-type="float">
            <text:p>145</text:p>
          </table:table-cell>
          <table:table-cell office:value-type="float" office:value="4.99" calcext:value-type="float">
            <text:p>4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T_NoCuts/HLT_DijetVBF80-40_DEta3.5_MJJ1100</text:p>
          </table:table-cell>
          <table:table-cell office:value-type="string" calcext:value-type="string">
            <text:p>pf_met</text:p>
          </table:table-cell>
          <table:table-cell office:value-type="float" office:value="124" calcext:value-type="float">
            <text:p>124</text:p>
          </table:table-cell>
          <table:table-cell office:value-type="float" office:value="4.85" calcext:value-type="float">
            <text:p>4.85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  <table:database-ranges>
        <table:database-range table:name="__Anonymous_Sheet_DB__0" table:target-range-address="'No L1T Seed - 1.5Hz'.C2:'No L1T Seed - 1.5Hz'.G380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'No L1T Seed - 5.0Hz'.C2:'No L1T Seed - 5.0Hz'.G531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L1TETM70 - 1.5Hz'.C2:'L1TETM70 - 1.5Hz'.G327">
          <table:sort>
            <table:sort-by table:field-number="4" table:order="descending" table:data-type="automatic"/>
          </table:sort>
        </table:database-range>
        <table:database-range table:name="__Anonymous_Sheet_DB__3" table:target-range-address="'L1TETM70 - 5.0Hz'.C2:'L1TETM70 - 5.0Hz'.G467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'L1TETM70 - 1.5Hz (NOT HLT_PFMET170)'.C2:'L1TETM70 - 1.5Hz (NOT HLT_PFMET170)'.G478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'L1TETM70 - 5.0Hz (NOT HLT_PFMET170)'.C2:'L1TETM70 - 5.0Hz (NOT HLT_PFMET170)'.G44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0000-00-00T15:28:05.737966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5:05:58.544290378</meta:creation-date>
    <dc:date>2014-10-25T01:23:25.313809941</dc:date>
    <meta:editing-duration>PT14H51M17S</meta:editing-duration>
    <meta:editing-cycles>3</meta:editing-cycles>
    <meta:generator>LibreOffice/4.1.6.2$Linux_X86_64 LibreOffice_project/410m0$Build-2</meta:generator>
    <meta:document-statistic meta:table-count="6" meta:cell-count="13097" meta:object-count="0"/>
  </office:meta>
</office:document-meta>
</file>